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0.497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241cm" svg:y="0.339cm">
            <draw:object draw:notify-on-update-of-ranges="Sheet1.B1:Sheet1.B1 Sheet1.B2:Sheet1.B101 Sheet1.J1:Sheet1.J1 Sheet1.J2:Sheet1.J10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8.068cm" svg:y="9.449cm">
            <draw:object draw:notify-on-update-of-ranges="Sheet1.H1:Sheet1.H1 Sheet1.H2:Sheet1.H101 Sheet1.I1:Sheet1.I1 Sheet1.I2:Sheet1.I101 Sheet1.K1:Sheet1.K1 Sheet1.K2:Sheet1.K1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do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dad</text:p>
          </table:table-cell>
          <table:table-cell/>
          <table:table-cell office:value-type="string" calcext:value-type="string">
            <text:p>degeneración</text:p>
          </table:table-cell>
          <table:table-cell office:value-type="string" calcext:value-type="string">
            <text:p>m*sqrt(m)</text:p>
          </table:table-cell>
          <table:table-cell office:value-type="string" calcext:value-type="string">
            <text:p>1/2*deg</text:p>
          </table:table-cell>
          <table:table-cell office:value-type="string" calcext:value-type="string">
            <text:p>time/deg*1000</text:p>
          </table:table-cell>
          <table:table-cell office:value-type="string" calcext:value-type="string">
            <text:p>Time * 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.54826" calcext:value-type="float">
            <text:p>7,548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01" calcext:value-type="float">
            <text:p>301</text:p>
          </table:table-cell>
          <table:table-cell office:value-type="float" office:value="202" calcext:value-type="float">
            <text:p>202</text:p>
          </table:table-cell>
          <table:table-cell table:formula="of:=[.C2]/[.G2]*1000" office:value-type="float" office:value="18.6376790123457" calcext:value-type="float">
            <text:p>18,6376790123</text:p>
          </table:table-cell>
          <table:table-cell table:formula="of:=ROUND([.C2]*100)"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9.0315" calcext:value-type="float">
            <text:p>9,03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70" calcext:value-type="float">
            <text:p>1470</text:p>
          </table:table-cell>
          <table:table-cell office:value-type="float" office:value="1075" calcext:value-type="float">
            <text:p>1075</text:p>
          </table:table-cell>
          <table:table-cell office:value-type="float" office:value="735" calcext:value-type="float">
            <text:p>735</text:p>
          </table:table-cell>
          <table:table-cell table:formula="of:=[.C3]/[.G3]*1000" office:value-type="float" office:value="6.14387755102041" calcext:value-type="float">
            <text:p>6,143877551</text:p>
          </table:table-cell>
          <table:table-cell table:formula="of:=ROUND([.C3]*100)"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19.0895" calcext:value-type="float">
            <text:p>19,08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10" calcext:value-type="float">
            <text:p>3610</text:p>
          </table:table-cell>
          <table:table-cell office:value-type="float" office:value="2618" calcext:value-type="float">
            <text:p>2618</text:p>
          </table:table-cell>
          <table:table-cell office:value-type="float" office:value="1805" calcext:value-type="float">
            <text:p>1805</text:p>
          </table:table-cell>
          <table:table-cell table:formula="of:=[.C4]/[.G4]*1000" office:value-type="float" office:value="5.28795013850416" calcext:value-type="float">
            <text:p>5,2879501385</text:p>
          </table:table-cell>
          <table:table-cell table:formula="of:=ROUND([.C4]*100)" office:value-type="float" office:value="1909" calcext:value-type="float">
            <text:p>1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31.9562" calcext:value-type="float">
            <text:p>31,95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5196" calcext:value-type="float">
            <text:p>5196</text:p>
          </table:table-cell>
          <table:table-cell office:value-type="float" office:value="3600" calcext:value-type="float">
            <text:p>3600</text:p>
          </table:table-cell>
          <table:table-cell table:formula="of:=[.C5]/[.G5]*1000" office:value-type="float" office:value="4.43836111111111" calcext:value-type="float">
            <text:p>4,4383611111</text:p>
          </table:table-cell>
          <table:table-cell table:formula="of:=ROUND([.C5]*100)"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float" office:value="39.9619" calcext:value-type="float">
            <text:p>39,961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615" calcext:value-type="float">
            <text:p>12615</text:p>
          </table:table-cell>
          <table:table-cell office:value-type="float" office:value="9072" calcext:value-type="float">
            <text:p>9072</text:p>
          </table:table-cell>
          <table:table-cell office:value-type="float" office:value="6307" calcext:value-type="float">
            <text:p>6307</text:p>
          </table:table-cell>
          <table:table-cell table:formula="of:=[.C6]/[.G6]*1000" office:value-type="float" office:value="3.16780816488308" calcext:value-type="float">
            <text:p>3,1678081649</text:p>
          </table:table-cell>
          <table:table-cell table:formula="of:=ROUND([.C6]*100)" office:value-type="float" office:value="3996" calcext:value-type="float">
            <text:p>39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95" calcext:value-type="float">
            <text:p>595</text:p>
          </table:table-cell>
          <table:table-cell office:value-type="float" office:value="59.6645" calcext:value-type="float">
            <text:p>59,66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230" calcext:value-type="float">
            <text:p>20230</text:p>
          </table:table-cell>
          <table:table-cell office:value-type="float" office:value="14513" calcext:value-type="float">
            <text:p>14513</text:p>
          </table:table-cell>
          <table:table-cell office:value-type="float" office:value="10115" calcext:value-type="float">
            <text:p>10115</text:p>
          </table:table-cell>
          <table:table-cell table:formula="of:=[.C7]/[.G7]*1000" office:value-type="float" office:value="2.94930795847751" calcext:value-type="float">
            <text:p>2,9493079585</text:p>
          </table:table-cell>
          <table:table-cell table:formula="of:=ROUND([.C7]*100)" office:value-type="float" office:value="5966" calcext:value-type="float">
            <text:p>596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80" calcext:value-type="float">
            <text:p>780</text:p>
          </table:table-cell>
          <table:table-cell office:value-type="float" office:value="86.7626" calcext:value-type="float">
            <text:p>86,76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420" calcext:value-type="float">
            <text:p>30420</text:p>
          </table:table-cell>
          <table:table-cell office:value-type="float" office:value="21784" calcext:value-type="float">
            <text:p>21784</text:p>
          </table:table-cell>
          <table:table-cell office:value-type="float" office:value="15210" calcext:value-type="float">
            <text:p>15210</text:p>
          </table:table-cell>
          <table:table-cell table:formula="of:=[.C8]/[.G8]*1000" office:value-type="float" office:value="2.85215647600263" calcext:value-type="float">
            <text:p>2,852156476</text:p>
          </table:table-cell>
          <table:table-cell table:formula="of:=ROUND([.C8]*100)" office:value-type="float" office:value="8676" calcext:value-type="float">
            <text:p>867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" calcext:value-type="float">
            <text:p>990</text:p>
          </table:table-cell>
          <table:table-cell office:value-type="float" office:value="130.347" calcext:value-type="float">
            <text:p>130,3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560" calcext:value-type="float">
            <text:p>43560</text:p>
          </table:table-cell>
          <table:table-cell office:value-type="float" office:value="31149" calcext:value-type="float">
            <text:p>31149</text:p>
          </table:table-cell>
          <table:table-cell office:value-type="float" office:value="21780" calcext:value-type="float">
            <text:p>21780</text:p>
          </table:table-cell>
          <table:table-cell table:formula="of:=[.C9]/[.G9]*1000" office:value-type="float" office:value="2.99235537190083" calcext:value-type="float">
            <text:p>2,9923553719</text:p>
          </table:table-cell>
          <table:table-cell table:formula="of:=ROUND([.C9]*100)" office:value-type="float" office:value="13035" calcext:value-type="float">
            <text:p>1303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25" calcext:value-type="float">
            <text:p>1225</text:p>
          </table:table-cell>
          <table:table-cell office:value-type="float" office:value="159.297" calcext:value-type="float">
            <text:p>159,2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025" calcext:value-type="float">
            <text:p>60025</text:p>
          </table:table-cell>
          <table:table-cell office:value-type="float" office:value="42875" calcext:value-type="float">
            <text:p>42875</text:p>
          </table:table-cell>
          <table:table-cell office:value-type="float" office:value="30012" calcext:value-type="float">
            <text:p>30012</text:p>
          </table:table-cell>
          <table:table-cell table:formula="of:=[.C10]/[.G10]*1000" office:value-type="float" office:value="2.65384423157018" calcext:value-type="float">
            <text:p>2,6538442316</text:p>
          </table:table-cell>
          <table:table-cell table:formula="of:=ROUND([.C10]*100)" office:value-type="float" office:value="15930" calcext:value-type="float">
            <text:p>1593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85" calcext:value-type="float">
            <text:p>1485</text:p>
          </table:table-cell>
          <table:table-cell office:value-type="float" office:value="188.134" calcext:value-type="float">
            <text:p>188,13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0190" calcext:value-type="float">
            <text:p>80190</text:p>
          </table:table-cell>
          <table:table-cell office:value-type="float" office:value="57225" calcext:value-type="float">
            <text:p>57225</text:p>
          </table:table-cell>
          <table:table-cell office:value-type="float" office:value="40095" calcext:value-type="float">
            <text:p>40095</text:p>
          </table:table-cell>
          <table:table-cell table:formula="of:=[.C11]/[.G11]*1000" office:value-type="float" office:value="2.34610300536226" calcext:value-type="float">
            <text:p>2,3461030054</text:p>
          </table:table-cell>
          <table:table-cell table:formula="of:=ROUND([.C11]*100)" office:value-type="float" office:value="18813" calcext:value-type="float">
            <text:p>188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0" calcext:value-type="float">
            <text:p>1770</text:p>
          </table:table-cell>
          <table:table-cell office:value-type="float" office:value="282.316" calcext:value-type="float">
            <text:p>282,3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4430" calcext:value-type="float">
            <text:p>104430</text:p>
          </table:table-cell>
          <table:table-cell office:value-type="float" office:value="74466" calcext:value-type="float">
            <text:p>74466</text:p>
          </table:table-cell>
          <table:table-cell office:value-type="float" office:value="52215" calcext:value-type="float">
            <text:p>52215</text:p>
          </table:table-cell>
          <table:table-cell table:formula="of:=[.C12]/[.G12]*1000" office:value-type="float" office:value="2.70339940630087" calcext:value-type="float">
            <text:p>2,7033994063</text:p>
          </table:table-cell>
          <table:table-cell table:formula="of:=ROUND([.C12]*100)" office:value-type="float" office:value="28232" calcext:value-type="float">
            <text:p>282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80" calcext:value-type="float">
            <text:p>2080</text:p>
          </table:table-cell>
          <table:table-cell office:value-type="float" office:value="345.804" calcext:value-type="float">
            <text:p>345,8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3120" calcext:value-type="float">
            <text:p>133120</text:p>
          </table:table-cell>
          <table:table-cell office:value-type="float" office:value="94862" calcext:value-type="float">
            <text:p>94862</text:p>
          </table:table-cell>
          <table:table-cell office:value-type="float" office:value="66560" calcext:value-type="float">
            <text:p>66560</text:p>
          </table:table-cell>
          <table:table-cell table:formula="of:=[.C13]/[.G13]*1000" office:value-type="float" office:value="2.59768629807692" calcext:value-type="float">
            <text:p>2,5976862981</text:p>
          </table:table-cell>
          <table:table-cell table:formula="of:=ROUND([.C13]*100)" office:value-type="float" office:value="34580" calcext:value-type="float">
            <text:p>3458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415" calcext:value-type="float">
            <text:p>2415</text:p>
          </table:table-cell>
          <table:table-cell office:value-type="float" office:value="440.969" calcext:value-type="float">
            <text:p>440,9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6635" calcext:value-type="float">
            <text:p>166635</text:p>
          </table:table-cell>
          <table:table-cell office:value-type="float" office:value="118679" calcext:value-type="float">
            <text:p>118679</text:p>
          </table:table-cell>
          <table:table-cell office:value-type="float" office:value="83317" calcext:value-type="float">
            <text:p>83317</text:p>
          </table:table-cell>
          <table:table-cell table:formula="of:=[.C14]/[.G14]*1000" office:value-type="float" office:value="2.64631680019204" calcext:value-type="float">
            <text:p>2,6463168002</text:p>
          </table:table-cell>
          <table:table-cell table:formula="of:=ROUND([.C14]*100)" office:value-type="float" office:value="44097" calcext:value-type="float">
            <text:p>440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775" calcext:value-type="float">
            <text:p>2775</text:p>
          </table:table-cell>
          <table:table-cell office:value-type="float" office:value="496.638" calcext:value-type="float">
            <text:p>496,6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5350" calcext:value-type="float">
            <text:p>205350</text:p>
          </table:table-cell>
          <table:table-cell office:value-type="float" office:value="146182" calcext:value-type="float">
            <text:p>146182</text:p>
          </table:table-cell>
          <table:table-cell office:value-type="float" office:value="102675" calcext:value-type="float">
            <text:p>102675</text:p>
          </table:table-cell>
          <table:table-cell table:formula="of:=[.C15]/[.G15]*1000" office:value-type="float" office:value="2.41849525200877" calcext:value-type="float">
            <text:p>2,418495252</text:p>
          </table:table-cell>
          <table:table-cell table:formula="of:=ROUND([.C15]*100)"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60" calcext:value-type="float">
            <text:p>3160</text:p>
          </table:table-cell>
          <table:table-cell office:value-type="float" office:value="578.933" calcext:value-type="float">
            <text:p>578,93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9640" calcext:value-type="float">
            <text:p>249640</text:p>
          </table:table-cell>
          <table:table-cell office:value-type="float" office:value="177635" calcext:value-type="float">
            <text:p>177635</text:p>
          </table:table-cell>
          <table:table-cell office:value-type="float" office:value="124820" calcext:value-type="float">
            <text:p>124820</text:p>
          </table:table-cell>
          <table:table-cell table:formula="of:=[.C16]/[.G16]*1000" office:value-type="float" office:value="2.31907146290659" calcext:value-type="float">
            <text:p>2,3190714629</text:p>
          </table:table-cell>
          <table:table-cell table:formula="of:=ROUND([.C16]*100)" office:value-type="float" office:value="57893" calcext:value-type="float">
            <text:p>578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70" calcext:value-type="float">
            <text:p>3570</text:p>
          </table:table-cell>
          <table:table-cell office:value-type="float" office:value="730.115" calcext:value-type="float">
            <text:p>730,1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9880" calcext:value-type="float">
            <text:p>299880</text:p>
          </table:table-cell>
          <table:table-cell office:value-type="float" office:value="213305" calcext:value-type="float">
            <text:p>213305</text:p>
          </table:table-cell>
          <table:table-cell office:value-type="float" office:value="149940" calcext:value-type="float">
            <text:p>149940</text:p>
          </table:table-cell>
          <table:table-cell table:formula="of:=[.C17]/[.G17]*1000" office:value-type="float" office:value="2.43469054288382" calcext:value-type="float">
            <text:p>2,4346905429</text:p>
          </table:table-cell>
          <table:table-cell table:formula="of:=ROUND([.C17]*100)" office:value-type="float" office:value="73012" calcext:value-type="float">
            <text:p>7301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05" calcext:value-type="float">
            <text:p>4005</text:p>
          </table:table-cell>
          <table:table-cell office:value-type="float" office:value="840.47" calcext:value-type="float">
            <text:p>840,4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6445" calcext:value-type="float">
            <text:p>356445</text:p>
          </table:table-cell>
          <table:table-cell office:value-type="float" office:value="253456" calcext:value-type="float">
            <text:p>253456</text:p>
          </table:table-cell>
          <table:table-cell office:value-type="float" office:value="178222" calcext:value-type="float">
            <text:p>178222</text:p>
          </table:table-cell>
          <table:table-cell table:formula="of:=[.C18]/[.G18]*1000" office:value-type="float" office:value="2.35792338228899" calcext:value-type="float">
            <text:p>2,3579233823</text:p>
          </table:table-cell>
          <table:table-cell table:formula="of:=ROUND([.C18]*100)" office:value-type="float" office:value="84047" calcext:value-type="float">
            <text:p>8404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465" calcext:value-type="float">
            <text:p>4465</text:p>
          </table:table-cell>
          <table:table-cell office:value-type="float" office:value="956.809" calcext:value-type="float">
            <text:p>956,8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9710" calcext:value-type="float">
            <text:p>419710</text:p>
          </table:table-cell>
          <table:table-cell office:value-type="float" office:value="298354" calcext:value-type="float">
            <text:p>298354</text:p>
          </table:table-cell>
          <table:table-cell office:value-type="float" office:value="209855" calcext:value-type="float">
            <text:p>209855</text:p>
          </table:table-cell>
          <table:table-cell table:formula="of:=[.C19]/[.G19]*1000" office:value-type="float" office:value="2.27969073884349" calcext:value-type="float">
            <text:p>2,2796907388</text:p>
          </table:table-cell>
          <table:table-cell table:formula="of:=ROUND([.C19]*100)" office:value-type="float" office:value="95681" calcext:value-type="float">
            <text:p>956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50" calcext:value-type="float">
            <text:p>4950</text:p>
          </table:table-cell>
          <table:table-cell office:value-type="float" office:value="1141.11" calcext:value-type="float">
            <text:p>1141,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0050" calcext:value-type="float">
            <text:p>490050</text:p>
          </table:table-cell>
          <table:table-cell office:value-type="float" office:value="348263" calcext:value-type="float">
            <text:p>348263</text:p>
          </table:table-cell>
          <table:table-cell office:value-type="float" office:value="245025" calcext:value-type="float">
            <text:p>245025</text:p>
          </table:table-cell>
          <table:table-cell table:formula="of:=[.C20]/[.G20]*1000" office:value-type="float" office:value="2.32855831037649" calcext:value-type="float">
            <text:p>2,3285583104</text:p>
          </table:table-cell>
          <table:table-cell table:formula="of:=ROUND([.C20]*100)" office:value-type="float" office:value="114111" calcext:value-type="float">
            <text:p>11411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460" calcext:value-type="float">
            <text:p>5460</text:p>
          </table:table-cell>
          <table:table-cell office:value-type="float" office:value="1293.05" calcext:value-type="float">
            <text:p>1293,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67840" calcext:value-type="float">
            <text:p>567840</text:p>
          </table:table-cell>
          <table:table-cell office:value-type="float" office:value="403449" calcext:value-type="float">
            <text:p>403449</text:p>
          </table:table-cell>
          <table:table-cell office:value-type="float" office:value="283920" calcext:value-type="float">
            <text:p>283920</text:p>
          </table:table-cell>
          <table:table-cell table:formula="of:=[.C21]/[.G21]*1000" office:value-type="float" office:value="2.27713792617639" calcext:value-type="float">
            <text:p>2,2771379262</text:p>
          </table:table-cell>
          <table:table-cell table:formula="of:=ROUND([.C21]*100)" office:value-type="float" office:value="129305" calcext:value-type="float">
            <text:p>12930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995" calcext:value-type="float">
            <text:p>5995</text:p>
          </table:table-cell>
          <table:table-cell office:value-type="float" office:value="1456.45" calcext:value-type="float">
            <text:p>1456,4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53455" calcext:value-type="float">
            <text:p>653455</text:p>
          </table:table-cell>
          <table:table-cell office:value-type="float" office:value="464177" calcext:value-type="float">
            <text:p>464177</text:p>
          </table:table-cell>
          <table:table-cell office:value-type="float" office:value="326727" calcext:value-type="float">
            <text:p>326727</text:p>
          </table:table-cell>
          <table:table-cell table:formula="of:=[.C22]/[.G22]*1000" office:value-type="float" office:value="2.22884513853288" calcext:value-type="float">
            <text:p>2,2288451385</text:p>
          </table:table-cell>
          <table:table-cell table:formula="of:=ROUND([.C22]*100)" office:value-type="float" office:value="145645" calcext:value-type="float">
            <text:p>14564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555" calcext:value-type="float">
            <text:p>6555</text:p>
          </table:table-cell>
          <table:table-cell office:value-type="float" office:value="1657.85" calcext:value-type="float">
            <text:p>1657,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47270" calcext:value-type="float">
            <text:p>747270</text:p>
          </table:table-cell>
          <table:table-cell office:value-type="float" office:value="530712" calcext:value-type="float">
            <text:p>530712</text:p>
          </table:table-cell>
          <table:table-cell office:value-type="float" office:value="373635" calcext:value-type="float">
            <text:p>373635</text:p>
          </table:table-cell>
          <table:table-cell table:formula="of:=[.C23]/[.G23]*1000" office:value-type="float" office:value="2.21854216012954" calcext:value-type="float">
            <text:p>2,2185421601</text:p>
          </table:table-cell>
          <table:table-cell table:formula="of:=ROUND([.C23]*100)" office:value-type="float" office:value="165785" calcext:value-type="float">
            <text:p>1657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140" calcext:value-type="float">
            <text:p>7140</text:p>
          </table:table-cell>
          <table:table-cell office:value-type="float" office:value="1827.38" calcext:value-type="float">
            <text:p>1827,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49660" calcext:value-type="float">
            <text:p>849660</text:p>
          </table:table-cell>
          <table:table-cell office:value-type="float" office:value="603319" calcext:value-type="float">
            <text:p>603319</text:p>
          </table:table-cell>
          <table:table-cell office:value-type="float" office:value="424830" calcext:value-type="float">
            <text:p>424830</text:p>
          </table:table-cell>
          <table:table-cell table:formula="of:=[.C24]/[.G24]*1000" office:value-type="float" office:value="2.15071911117388" calcext:value-type="float">
            <text:p>2,1507191112</text:p>
          </table:table-cell>
          <table:table-cell table:formula="of:=ROUND([.C24]*100)" office:value-type="float" office:value="182738" calcext:value-type="float">
            <text:p>18273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50" calcext:value-type="float">
            <text:p>7750</text:p>
          </table:table-cell>
          <table:table-cell office:value-type="float" office:value="2080.68" calcext:value-type="float">
            <text:p>2080,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61000" calcext:value-type="float">
            <text:p>961000</text:p>
          </table:table-cell>
          <table:table-cell office:value-type="float" office:value="682264" calcext:value-type="float">
            <text:p>682264</text:p>
          </table:table-cell>
          <table:table-cell office:value-type="float" office:value="480500" calcext:value-type="float">
            <text:p>480500</text:p>
          </table:table-cell>
          <table:table-cell table:formula="of:=[.C25]/[.G25]*1000" office:value-type="float" office:value="2.16511966701353" calcext:value-type="float">
            <text:p>2,165119667</text:p>
          </table:table-cell>
          <table:table-cell table:formula="of:=ROUND([.C25]*100)" office:value-type="float" office:value="208068" calcext:value-type="float">
            <text:p>2080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385" calcext:value-type="float">
            <text:p>8385</text:p>
          </table:table-cell>
          <table:table-cell office:value-type="float" office:value="2261.85" calcext:value-type="float">
            <text:p>2261,8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81665" calcext:value-type="float">
            <text:p>1081665</text:p>
          </table:table-cell>
          <table:table-cell office:value-type="float" office:value="767811" calcext:value-type="float">
            <text:p>767811</text:p>
          </table:table-cell>
          <table:table-cell office:value-type="float" office:value="540832" calcext:value-type="float">
            <text:p>540832</text:p>
          </table:table-cell>
          <table:table-cell table:formula="of:=[.C26]/[.G26]*1000" office:value-type="float" office:value="2.09108180444038" calcext:value-type="float">
            <text:p>2,0910818044</text:p>
          </table:table-cell>
          <table:table-cell table:formula="of:=ROUND([.C26]*100)" office:value-type="float" office:value="226185" calcext:value-type="float">
            <text:p>2261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045" calcext:value-type="float">
            <text:p>9045</text:p>
          </table:table-cell>
          <table:table-cell office:value-type="float" office:value="2653.97" calcext:value-type="float">
            <text:p>2653,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12030" calcext:value-type="float">
            <text:p>1212030</text:p>
          </table:table-cell>
          <table:table-cell office:value-type="float" office:value="860226" calcext:value-type="float">
            <text:p>860226</text:p>
          </table:table-cell>
          <table:table-cell office:value-type="float" office:value="606015" calcext:value-type="float">
            <text:p>606015</text:p>
          </table:table-cell>
          <table:table-cell table:formula="of:=[.C27]/[.G27]*1000" office:value-type="float" office:value="2.18969002417432" calcext:value-type="float">
            <text:p>2,1896900242</text:p>
          </table:table-cell>
          <table:table-cell table:formula="of:=ROUND([.C27]*100)" office:value-type="float" office:value="265397" calcext:value-type="float">
            <text:p>2653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730" calcext:value-type="float">
            <text:p>9730</text:p>
          </table:table-cell>
          <table:table-cell office:value-type="float" office:value="2884.09" calcext:value-type="float">
            <text:p>2884,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52470" calcext:value-type="float">
            <text:p>1352470</text:p>
          </table:table-cell>
          <table:table-cell office:value-type="float" office:value="959774" calcext:value-type="float">
            <text:p>959774</text:p>
          </table:table-cell>
          <table:table-cell office:value-type="float" office:value="676235" calcext:value-type="float">
            <text:p>676235</text:p>
          </table:table-cell>
          <table:table-cell table:formula="of:=[.C28]/[.G28]*1000" office:value-type="float" office:value="2.13246134849572" calcext:value-type="float">
            <text:p>2,1324613485</text:p>
          </table:table-cell>
          <table:table-cell table:formula="of:=ROUND([.C28]*100)" office:value-type="float" office:value="288409" calcext:value-type="float">
            <text:p>28840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440" calcext:value-type="float">
            <text:p>10440</text:p>
          </table:table-cell>
          <table:table-cell office:value-type="float" office:value="3242.15" calcext:value-type="float">
            <text:p>3242,1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03360" calcext:value-type="float">
            <text:p>1503360</text:p>
          </table:table-cell>
          <table:table-cell office:value-type="float" office:value="1066720" calcext:value-type="float">
            <text:p>1066720</text:p>
          </table:table-cell>
          <table:table-cell office:value-type="float" office:value="751680" calcext:value-type="float">
            <text:p>751680</text:p>
          </table:table-cell>
          <table:table-cell table:formula="of:=[.C29]/[.G29]*1000" office:value-type="float" office:value="2.15660254363559" calcext:value-type="float">
            <text:p>2,1566025436</text:p>
          </table:table-cell>
          <table:table-cell table:formula="of:=ROUND([.C29]*100)" office:value-type="float" office:value="324215" calcext:value-type="float">
            <text:p>3242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75" calcext:value-type="float">
            <text:p>11175</text:p>
          </table:table-cell>
          <table:table-cell office:value-type="float" office:value="3545.95" calcext:value-type="float">
            <text:p>3545,9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65075" calcext:value-type="float">
            <text:p>1665075</text:p>
          </table:table-cell>
          <table:table-cell office:value-type="float" office:value="1181330" calcext:value-type="float">
            <text:p>1181330</text:p>
          </table:table-cell>
          <table:table-cell office:value-type="float" office:value="832537" calcext:value-type="float">
            <text:p>832537</text:p>
          </table:table-cell>
          <table:table-cell table:formula="of:=[.C30]/[.G30]*1000" office:value-type="float" office:value="2.12960377160188" calcext:value-type="float">
            <text:p>2,1296037716</text:p>
          </table:table-cell>
          <table:table-cell table:formula="of:=ROUND([.C30]*100)" office:value-type="float" office:value="354595" calcext:value-type="float">
            <text:p>35459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1935" calcext:value-type="float">
            <text:p>11935</text:p>
          </table:table-cell>
          <table:table-cell office:value-type="float" office:value="3923.79" calcext:value-type="float">
            <text:p>3923,7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37990" calcext:value-type="float">
            <text:p>1837990</text:p>
          </table:table-cell>
          <table:table-cell office:value-type="float" office:value="1303868" calcext:value-type="float">
            <text:p>1303868</text:p>
          </table:table-cell>
          <table:table-cell office:value-type="float" office:value="918995" calcext:value-type="float">
            <text:p>918995</text:p>
          </table:table-cell>
          <table:table-cell table:formula="of:=[.C31]/[.G31]*1000" office:value-type="float" office:value="2.13482663126568" calcext:value-type="float">
            <text:p>2,1348266313</text:p>
          </table:table-cell>
          <table:table-cell table:formula="of:=ROUND([.C31]*100)" office:value-type="float" office:value="392379" calcext:value-type="float">
            <text:p>3923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720" calcext:value-type="float">
            <text:p>12720</text:p>
          </table:table-cell>
          <table:table-cell office:value-type="float" office:value="4277.71" calcext:value-type="float">
            <text:p>4277,7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22480" calcext:value-type="float">
            <text:p>2022480</text:p>
          </table:table-cell>
          <table:table-cell office:value-type="float" office:value="1434599" calcext:value-type="float">
            <text:p>1434599</text:p>
          </table:table-cell>
          <table:table-cell office:value-type="float" office:value="1011240" calcext:value-type="float">
            <text:p>1011240</text:p>
          </table:table-cell>
          <table:table-cell table:formula="of:=[.C32]/[.G32]*1000" office:value-type="float" office:value="2.11508148411851" calcext:value-type="float">
            <text:p>2,1150814841</text:p>
          </table:table-cell>
          <table:table-cell table:formula="of:=ROUND([.C32]*100)" office:value-type="float" office:value="427771" calcext:value-type="float">
            <text:p>4277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30" calcext:value-type="float">
            <text:p>13530</text:p>
          </table:table-cell>
          <table:table-cell office:value-type="float" office:value="4692.41" calcext:value-type="float">
            <text:p>4692,4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18920" calcext:value-type="float">
            <text:p>2218920</text:p>
          </table:table-cell>
          <table:table-cell office:value-type="float" office:value="1573789" calcext:value-type="float">
            <text:p>1573789</text:p>
          </table:table-cell>
          <table:table-cell office:value-type="float" office:value="1109460" calcext:value-type="float">
            <text:p>1109460</text:p>
          </table:table-cell>
          <table:table-cell table:formula="of:=[.C33]/[.G33]*1000" office:value-type="float" office:value="2.11472698429867" calcext:value-type="float">
            <text:p>2,1147269843</text:p>
          </table:table-cell>
          <table:table-cell table:formula="of:=ROUND([.C33]*100)" office:value-type="float" office:value="469241" calcext:value-type="float">
            <text:p>46924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365" calcext:value-type="float">
            <text:p>14365</text:p>
          </table:table-cell>
          <table:table-cell office:value-type="float" office:value="4966.84" calcext:value-type="float">
            <text:p>4966,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27685" calcext:value-type="float">
            <text:p>2427685</text:p>
          </table:table-cell>
          <table:table-cell office:value-type="float" office:value="1721703" calcext:value-type="float">
            <text:p>1721703</text:p>
          </table:table-cell>
          <table:table-cell office:value-type="float" office:value="1213842" calcext:value-type="float">
            <text:p>1213842</text:p>
          </table:table-cell>
          <table:table-cell table:formula="of:=[.C34]/[.G34]*1000" office:value-type="float" office:value="2.04591617116718" calcext:value-type="float">
            <text:p>2,0459161712</text:p>
          </table:table-cell>
          <table:table-cell table:formula="of:=ROUND([.C34]*100)" office:value-type="float" office:value="496684" calcext:value-type="float">
            <text:p>4966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225" calcext:value-type="float">
            <text:p>15225</text:p>
          </table:table-cell>
          <table:table-cell office:value-type="float" office:value="5391.09" calcext:value-type="float">
            <text:p>5391,0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49150" calcext:value-type="float">
            <text:p>2649150</text:p>
          </table:table-cell>
          <table:table-cell office:value-type="float" office:value="1878607" calcext:value-type="float">
            <text:p>1878607</text:p>
          </table:table-cell>
          <table:table-cell office:value-type="float" office:value="1324575" calcext:value-type="float">
            <text:p>1324575</text:p>
          </table:table-cell>
          <table:table-cell table:formula="of:=[.C35]/[.G35]*1000" office:value-type="float" office:value="2.03502632919993" calcext:value-type="float">
            <text:p>2,0350263292</text:p>
          </table:table-cell>
          <table:table-cell table:formula="of:=ROUND([.C35]*100)" office:value-type="float" office:value="539109" calcext:value-type="float">
            <text:p>5391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110" calcext:value-type="float">
            <text:p>16110</text:p>
          </table:table-cell>
          <table:table-cell office:value-type="float" office:value="6000.49" calcext:value-type="float">
            <text:p>6000,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83690" calcext:value-type="float">
            <text:p>2883690</text:p>
          </table:table-cell>
          <table:table-cell office:value-type="float" office:value="2044764" calcext:value-type="float">
            <text:p>2044764</text:p>
          </table:table-cell>
          <table:table-cell office:value-type="float" office:value="1441845" calcext:value-type="float">
            <text:p>1441845</text:p>
          </table:table-cell>
          <table:table-cell table:formula="of:=[.C36]/[.G36]*1000" office:value-type="float" office:value="2.08083739930436" calcext:value-type="float">
            <text:p>2,0808373993</text:p>
          </table:table-cell>
          <table:table-cell table:formula="of:=ROUND([.C36]*100)" office:value-type="float" office:value="600049" calcext:value-type="float">
            <text:p>60004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020" calcext:value-type="float">
            <text:p>17020</text:p>
          </table:table-cell>
          <table:table-cell office:value-type="float" office:value="6325.26" calcext:value-type="float">
            <text:p>6325,2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31680" calcext:value-type="float">
            <text:p>3131680</text:p>
          </table:table-cell>
          <table:table-cell office:value-type="float" office:value="2220441" calcext:value-type="float">
            <text:p>2220441</text:p>
          </table:table-cell>
          <table:table-cell office:value-type="float" office:value="1565840" calcext:value-type="float">
            <text:p>1565840</text:p>
          </table:table-cell>
          <table:table-cell table:formula="of:=[.C37]/[.G37]*1000" office:value-type="float" office:value="2.0197657487355" calcext:value-type="float">
            <text:p>2,0197657487</text:p>
          </table:table-cell>
          <table:table-cell table:formula="of:=ROUND([.C37]*100)" office:value-type="float" office:value="632526" calcext:value-type="float">
            <text:p>63252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7955" calcext:value-type="float">
            <text:p>17955</text:p>
          </table:table-cell>
          <table:table-cell office:value-type="float" office:value="7062.84" calcext:value-type="float">
            <text:p>7062,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93495" calcext:value-type="float">
            <text:p>3393495</text:p>
          </table:table-cell>
          <table:table-cell office:value-type="float" office:value="2405903" calcext:value-type="float">
            <text:p>2405903</text:p>
          </table:table-cell>
          <table:table-cell office:value-type="float" office:value="1696747" calcext:value-type="float">
            <text:p>1696747</text:p>
          </table:table-cell>
          <table:table-cell table:formula="of:=[.C38]/[.G38]*1000" office:value-type="float" office:value="2.08128787577409" calcext:value-type="float">
            <text:p>2,0812878758</text:p>
          </table:table-cell>
          <table:table-cell table:formula="of:=ROUND([.C38]*100)" office:value-type="float" office:value="706284" calcext:value-type="float">
            <text:p>70628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915" calcext:value-type="float">
            <text:p>18915</text:p>
          </table:table-cell>
          <table:table-cell office:value-type="float" office:value="7498.49" calcext:value-type="float">
            <text:p>7498,4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69510" calcext:value-type="float">
            <text:p>3669510</text:p>
          </table:table-cell>
          <table:table-cell office:value-type="float" office:value="2601414" calcext:value-type="float">
            <text:p>2601414</text:p>
          </table:table-cell>
          <table:table-cell office:value-type="float" office:value="1834755" calcext:value-type="float">
            <text:p>1834755</text:p>
          </table:table-cell>
          <table:table-cell table:formula="of:=[.C39]/[.G39]*1000" office:value-type="float" office:value="2.04345811838638" calcext:value-type="float">
            <text:p>2,0434581184</text:p>
          </table:table-cell>
          <table:table-cell table:formula="of:=ROUND([.C39]*100)" office:value-type="float" office:value="749849" calcext:value-type="float">
            <text:p>74984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900" calcext:value-type="float">
            <text:p>19900</text:p>
          </table:table-cell>
          <table:table-cell office:value-type="float" office:value="7940.46" calcext:value-type="float">
            <text:p>7940,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60100" calcext:value-type="float">
            <text:p>3960100</text:p>
          </table:table-cell>
          <table:table-cell office:value-type="float" office:value="2807240" calcext:value-type="float">
            <text:p>2807240</text:p>
          </table:table-cell>
          <table:table-cell office:value-type="float" office:value="1980050" calcext:value-type="float">
            <text:p>1980050</text:p>
          </table:table-cell>
          <table:table-cell table:formula="of:=[.C40]/[.G40]*1000" office:value-type="float" office:value="2.00511603242342" calcext:value-type="float">
            <text:p>2,0051160324</text:p>
          </table:table-cell>
          <table:table-cell table:formula="of:=ROUND([.C40]*100)" office:value-type="float" office:value="794046" calcext:value-type="float">
            <text:p>79404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910" calcext:value-type="float">
            <text:p>20910</text:p>
          </table:table-cell>
          <table:table-cell office:value-type="float" office:value="8745.96" calcext:value-type="float">
            <text:p>8745,9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65640" calcext:value-type="float">
            <text:p>4265640</text:p>
          </table:table-cell>
          <table:table-cell office:value-type="float" office:value="3023646" calcext:value-type="float">
            <text:p>3023646</text:p>
          </table:table-cell>
          <table:table-cell office:value-type="float" office:value="2132820" calcext:value-type="float">
            <text:p>2132820</text:p>
          </table:table-cell>
          <table:table-cell table:formula="of:=[.C41]/[.G41]*1000" office:value-type="float" office:value="2.05032773511126" calcext:value-type="float">
            <text:p>2,0503277351</text:p>
          </table:table-cell>
          <table:table-cell table:formula="of:=ROUND([.C41]*100)" office:value-type="float" office:value="874596" calcext:value-type="float">
            <text:p>87459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945" calcext:value-type="float">
            <text:p>21945</text:p>
          </table:table-cell>
          <table:table-cell office:value-type="float" office:value="9287.77" calcext:value-type="float">
            <text:p>9287,7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86505" calcext:value-type="float">
            <text:p>4586505</text:p>
          </table:table-cell>
          <table:table-cell office:value-type="float" office:value="3250898" calcext:value-type="float">
            <text:p>3250898</text:p>
          </table:table-cell>
          <table:table-cell office:value-type="float" office:value="2293252" calcext:value-type="float">
            <text:p>2293252</text:p>
          </table:table-cell>
          <table:table-cell table:formula="of:=[.C42]/[.G42]*1000" office:value-type="float" office:value="2.02502123076286" calcext:value-type="float">
            <text:p>2,0250212308</text:p>
          </table:table-cell>
          <table:table-cell table:formula="of:=ROUND([.C42]*100)" office:value-type="float" office:value="928777" calcext:value-type="float">
            <text:p>9287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3005" calcext:value-type="float">
            <text:p>23005</text:p>
          </table:table-cell>
          <table:table-cell office:value-type="float" office:value="9900.74" calcext:value-type="float">
            <text:p>9900,7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923070" calcext:value-type="float">
            <text:p>4923070</text:p>
          </table:table-cell>
          <table:table-cell office:value-type="float" office:value="3489260" calcext:value-type="float">
            <text:p>3489260</text:p>
          </table:table-cell>
          <table:table-cell office:value-type="float" office:value="2461535" calcext:value-type="float">
            <text:p>2461535</text:p>
          </table:table-cell>
          <table:table-cell table:formula="of:=[.C43]/[.G43]*1000" office:value-type="float" office:value="2.01109064059621" calcext:value-type="float">
            <text:p>2,0110906406</text:p>
          </table:table-cell>
          <table:table-cell table:formula="of:=ROUND([.C43]*100)" office:value-type="float" office:value="990074" calcext:value-type="float">
            <text:p>99007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4090" calcext:value-type="float">
            <text:p>24090</text:p>
          </table:table-cell>
          <table:table-cell office:value-type="float" office:value="10764.8" calcext:value-type="float">
            <text:p>10764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275710" calcext:value-type="float">
            <text:p>5275710</text:p>
          </table:table-cell>
          <table:table-cell office:value-type="float" office:value="3738997" calcext:value-type="float">
            <text:p>3738997</text:p>
          </table:table-cell>
          <table:table-cell office:value-type="float" office:value="2637855" calcext:value-type="float">
            <text:p>2637855</text:p>
          </table:table-cell>
          <table:table-cell table:formula="of:=[.C44]/[.G44]*1000" office:value-type="float" office:value="2.0404457409524" calcext:value-type="float">
            <text:p>2,040445741</text:p>
          </table:table-cell>
          <table:table-cell table:formula="of:=ROUND([.C44]*100)" office:value-type="float" office:value="1076480" calcext:value-type="float">
            <text:p>10764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200" calcext:value-type="float">
            <text:p>25200</text:p>
          </table:table-cell>
          <table:table-cell office:value-type="float" office:value="11505.9" calcext:value-type="float">
            <text:p>11505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644800" calcext:value-type="float">
            <text:p>5644800</text:p>
          </table:table-cell>
          <table:table-cell office:value-type="float" office:value="4000375" calcext:value-type="float">
            <text:p>4000375</text:p>
          </table:table-cell>
          <table:table-cell office:value-type="float" office:value="2822400" calcext:value-type="float">
            <text:p>2822400</text:p>
          </table:table-cell>
          <table:table-cell table:formula="of:=[.C45]/[.G45]*1000" office:value-type="float" office:value="2.03831845238095" calcext:value-type="float">
            <text:p>2,0383184524</text:p>
          </table:table-cell>
          <table:table-cell table:formula="of:=ROUND([.C45]*100)" office:value-type="float" office:value="1150590" calcext:value-type="float">
            <text:p>115059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6335" calcext:value-type="float">
            <text:p>26335</text:p>
          </table:table-cell>
          <table:table-cell office:value-type="float" office:value="12085.1" calcext:value-type="float">
            <text:p>12085,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30715" calcext:value-type="float">
            <text:p>6030715</text:p>
          </table:table-cell>
          <table:table-cell office:value-type="float" office:value="4273660" calcext:value-type="float">
            <text:p>4273660</text:p>
          </table:table-cell>
          <table:table-cell office:value-type="float" office:value="3015357" calcext:value-type="float">
            <text:p>3015357</text:p>
          </table:table-cell>
          <table:table-cell table:formula="of:=[.C46]/[.G46]*1000" office:value-type="float" office:value="2.00392490774311" calcext:value-type="float">
            <text:p>2,0039249077</text:p>
          </table:table-cell>
          <table:table-cell table:formula="of:=ROUND([.C46]*100)" office:value-type="float" office:value="1208510" calcext:value-type="float">
            <text:p>120851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7495" calcext:value-type="float">
            <text:p>27495</text:p>
          </table:table-cell>
          <table:table-cell office:value-type="float" office:value="12911.2" calcext:value-type="float">
            <text:p>12911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433830" calcext:value-type="float">
            <text:p>6433830</text:p>
          </table:table-cell>
          <table:table-cell office:value-type="float" office:value="4559115" calcext:value-type="float">
            <text:p>4559115</text:p>
          </table:table-cell>
          <table:table-cell office:value-type="float" office:value="3216915" calcext:value-type="float">
            <text:p>3216915</text:p>
          </table:table-cell>
          <table:table-cell table:formula="of:=[.C47]/[.G47]*1000" office:value-type="float" office:value="2.00676735319398" calcext:value-type="float">
            <text:p>2,0067673532</text:p>
          </table:table-cell>
          <table:table-cell table:formula="of:=ROUND([.C47]*100)" office:value-type="float" office:value="1291120" calcext:value-type="float">
            <text:p>129112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680" calcext:value-type="float">
            <text:p>28680</text:p>
          </table:table-cell>
          <table:table-cell office:value-type="float" office:value="13618.3" calcext:value-type="float">
            <text:p>13618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854520" calcext:value-type="float">
            <text:p>6854520</text:p>
          </table:table-cell>
          <table:table-cell office:value-type="float" office:value="4857006" calcext:value-type="float">
            <text:p>4857006</text:p>
          </table:table-cell>
          <table:table-cell office:value-type="float" office:value="3427260" calcext:value-type="float">
            <text:p>3427260</text:p>
          </table:table-cell>
          <table:table-cell table:formula="of:=[.C48]/[.G48]*1000" office:value-type="float" office:value="1.98676201980591" calcext:value-type="float">
            <text:p>1,9867620198</text:p>
          </table:table-cell>
          <table:table-cell table:formula="of:=ROUND([.C48]*100)" office:value-type="float" office:value="1361830" calcext:value-type="float">
            <text:p>13618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890" calcext:value-type="float">
            <text:p>29890</text:p>
          </table:table-cell>
          <table:table-cell office:value-type="float" office:value="14535.3" calcext:value-type="float">
            <text:p>14535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293160" calcext:value-type="float">
            <text:p>7293160</text:p>
          </table:table-cell>
          <table:table-cell office:value-type="float" office:value="5167599" calcext:value-type="float">
            <text:p>5167599</text:p>
          </table:table-cell>
          <table:table-cell office:value-type="float" office:value="3646580" calcext:value-type="float">
            <text:p>3646580</text:p>
          </table:table-cell>
          <table:table-cell table:formula="of:=[.C49]/[.G49]*1000" office:value-type="float" office:value="1.99300440412661" calcext:value-type="float">
            <text:p>1,9930044041</text:p>
          </table:table-cell>
          <table:table-cell table:formula="of:=ROUND([.C49]*100)" office:value-type="float" office:value="1453530" calcext:value-type="float">
            <text:p>14535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1125" calcext:value-type="float">
            <text:p>31125</text:p>
          </table:table-cell>
          <table:table-cell office:value-type="float" office:value="15360.5" calcext:value-type="float">
            <text:p>15360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750125" calcext:value-type="float">
            <text:p>7750125</text:p>
          </table:table-cell>
          <table:table-cell office:value-type="float" office:value="5491159" calcext:value-type="float">
            <text:p>5491159</text:p>
          </table:table-cell>
          <table:table-cell office:value-type="float" office:value="3875062" calcext:value-type="float">
            <text:p>3875062</text:p>
          </table:table-cell>
          <table:table-cell table:formula="of:=[.C50]/[.G50]*1000" office:value-type="float" office:value="1.98196803277367" calcext:value-type="float">
            <text:p>1,9819680328</text:p>
          </table:table-cell>
          <table:table-cell table:formula="of:=ROUND([.C50]*100)" office:value-type="float" office:value="1536050" calcext:value-type="float">
            <text:p>15360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2385" calcext:value-type="float">
            <text:p>32385</text:p>
          </table:table-cell>
          <table:table-cell office:value-type="float" office:value="16336.4" calcext:value-type="float">
            <text:p>16336,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225790" calcext:value-type="float">
            <text:p>8225790</text:p>
          </table:table-cell>
          <table:table-cell office:value-type="float" office:value="5827950" calcext:value-type="float">
            <text:p>5827950</text:p>
          </table:table-cell>
          <table:table-cell office:value-type="float" office:value="4112895" calcext:value-type="float">
            <text:p>4112895</text:p>
          </table:table-cell>
          <table:table-cell table:formula="of:=[.C51]/[.G51]*1000" office:value-type="float" office:value="1.98599769748559" calcext:value-type="float">
            <text:p>1,9859976975</text:p>
          </table:table-cell>
          <table:table-cell table:formula="of:=ROUND([.C51]*100)" office:value-type="float" office:value="1633640" calcext:value-type="float">
            <text:p>163364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3670" calcext:value-type="float">
            <text:p>33670</text:p>
          </table:table-cell>
          <table:table-cell office:value-type="float" office:value="17326.6" calcext:value-type="float">
            <text:p>17326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720530" calcext:value-type="float">
            <text:p>8720530</text:p>
          </table:table-cell>
          <table:table-cell office:value-type="float" office:value="6178238" calcext:value-type="float">
            <text:p>6178238</text:p>
          </table:table-cell>
          <table:table-cell office:value-type="float" office:value="4360265" calcext:value-type="float">
            <text:p>4360265</text:p>
          </table:table-cell>
          <table:table-cell table:formula="of:=[.C52]/[.G52]*1000" office:value-type="float" office:value="1.98687465096731" calcext:value-type="float">
            <text:p>1,986874651</text:p>
          </table:table-cell>
          <table:table-cell table:formula="of:=ROUND([.C52]*100)" office:value-type="float" office:value="1732660" calcext:value-type="float">
            <text:p>173266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4980" calcext:value-type="float">
            <text:p>34980</text:p>
          </table:table-cell>
          <table:table-cell office:value-type="float" office:value="18323.3" calcext:value-type="float">
            <text:p>18323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234720" calcext:value-type="float">
            <text:p>9234720</text:p>
          </table:table-cell>
          <table:table-cell office:value-type="float" office:value="6542288" calcext:value-type="float">
            <text:p>6542288</text:p>
          </table:table-cell>
          <table:table-cell office:value-type="float" office:value="4617360" calcext:value-type="float">
            <text:p>4617360</text:p>
          </table:table-cell>
          <table:table-cell table:formula="of:=[.C53]/[.G53]*1000" office:value-type="float" office:value="1.98417493979244" calcext:value-type="float">
            <text:p>1,9841749398</text:p>
          </table:table-cell>
          <table:table-cell table:formula="of:=ROUND([.C53]*100)" office:value-type="float" office:value="1832330" calcext:value-type="float">
            <text:p>183233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6315" calcext:value-type="float">
            <text:p>36315</text:p>
          </table:table-cell>
          <table:table-cell office:value-type="float" office:value="19483.3" calcext:value-type="float">
            <text:p>19483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768735" calcext:value-type="float">
            <text:p>9768735</text:p>
          </table:table-cell>
          <table:table-cell office:value-type="float" office:value="6920366" calcext:value-type="float">
            <text:p>6920366</text:p>
          </table:table-cell>
          <table:table-cell office:value-type="float" office:value="4884367" calcext:value-type="float">
            <text:p>4884367</text:p>
          </table:table-cell>
          <table:table-cell table:formula="of:=[.C54]/[.G54]*1000" office:value-type="float" office:value="1.99445475795996" calcext:value-type="float">
            <text:p>1,994454758</text:p>
          </table:table-cell>
          <table:table-cell table:formula="of:=ROUND([.C54]*100)" office:value-type="float" office:value="1948330" calcext:value-type="float">
            <text:p>194833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7675" calcext:value-type="float">
            <text:p>37675</text:p>
          </table:table-cell>
          <table:table-cell office:value-type="float" office:value="20466" calcext:value-type="float">
            <text:p>2046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322950" calcext:value-type="float">
            <text:p>10322950</text:p>
          </table:table-cell>
          <table:table-cell office:value-type="float" office:value="7312735" calcext:value-type="float">
            <text:p>7312735</text:p>
          </table:table-cell>
          <table:table-cell office:value-type="float" office:value="5161475" calcext:value-type="float">
            <text:p>5161475</text:p>
          </table:table-cell>
          <table:table-cell table:formula="of:=[.C55]/[.G55]*1000" office:value-type="float" office:value="1.9825728110666" calcext:value-type="float">
            <text:p>1,9825728111</text:p>
          </table:table-cell>
          <table:table-cell table:formula="of:=ROUND([.C55]*100)" office:value-type="float" office:value="2046600" calcext:value-type="float">
            <text:p>20466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9060" calcext:value-type="float">
            <text:p>39060</text:p>
          </table:table-cell>
          <table:table-cell office:value-type="float" office:value="21895.6" calcext:value-type="float">
            <text:p>21895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897740" calcext:value-type="float">
            <text:p>10897740</text:p>
          </table:table-cell>
          <table:table-cell office:value-type="float" office:value="7719663" calcext:value-type="float">
            <text:p>7719663</text:p>
          </table:table-cell>
          <table:table-cell office:value-type="float" office:value="5448870" calcext:value-type="float">
            <text:p>5448870</text:p>
          </table:table-cell>
          <table:table-cell table:formula="of:=[.C56]/[.G56]*1000" office:value-type="float" office:value="2.00918722597529" calcext:value-type="float">
            <text:p>2,009187226</text:p>
          </table:table-cell>
          <table:table-cell table:formula="of:=ROUND([.C56]*100)" office:value-type="float" office:value="2189560" calcext:value-type="float">
            <text:p>218956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470" calcext:value-type="float">
            <text:p>40470</text:p>
          </table:table-cell>
          <table:table-cell office:value-type="float" office:value="22506.7" calcext:value-type="float">
            <text:p>22506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493480" calcext:value-type="float">
            <text:p>11493480</text:p>
          </table:table-cell>
          <table:table-cell office:value-type="float" office:value="8141413" calcext:value-type="float">
            <text:p>8141413</text:p>
          </table:table-cell>
          <table:table-cell office:value-type="float" office:value="5746740" calcext:value-type="float">
            <text:p>5746740</text:p>
          </table:table-cell>
          <table:table-cell table:formula="of:=[.C57]/[.G57]*1000" office:value-type="float" office:value="1.95821457034771" calcext:value-type="float">
            <text:p>1,9582145703</text:p>
          </table:table-cell>
          <table:table-cell table:formula="of:=ROUND([.C57]*100)" office:value-type="float" office:value="2250670" calcext:value-type="float">
            <text:p>225067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1905" calcext:value-type="float">
            <text:p>41905</text:p>
          </table:table-cell>
          <table:table-cell office:value-type="float" office:value="23830.4" calcext:value-type="float">
            <text:p>23830,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110545" calcext:value-type="float">
            <text:p>12110545</text:p>
          </table:table-cell>
          <table:table-cell office:value-type="float" office:value="8578251" calcext:value-type="float">
            <text:p>8578251</text:p>
          </table:table-cell>
          <table:table-cell office:value-type="float" office:value="6055272" calcext:value-type="float">
            <text:p>6055272</text:p>
          </table:table-cell>
          <table:table-cell table:formula="of:=[.C58]/[.G58]*1000" office:value-type="float" office:value="1.96773968471279" calcext:value-type="float">
            <text:p>1,9677396847</text:p>
          </table:table-cell>
          <table:table-cell table:formula="of:=ROUND([.C58]*100)" office:value-type="float" office:value="2383040" calcext:value-type="float">
            <text:p>238304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3365" calcext:value-type="float">
            <text:p>43365</text:p>
          </table:table-cell>
          <table:table-cell office:value-type="float" office:value="25268" calcext:value-type="float">
            <text:p>252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749310" calcext:value-type="float">
            <text:p>12749310</text:p>
          </table:table-cell>
          <table:table-cell office:value-type="float" office:value="9030442" calcext:value-type="float">
            <text:p>9030442</text:p>
          </table:table-cell>
          <table:table-cell office:value-type="float" office:value="6374655" calcext:value-type="float">
            <text:p>6374655</text:p>
          </table:table-cell>
          <table:table-cell table:formula="of:=[.C59]/[.G59]*1000" office:value-type="float" office:value="1.98191117793826" calcext:value-type="float">
            <text:p>1,9819111779</text:p>
          </table:table-cell>
          <table:table-cell table:formula="of:=ROUND([.C59]*100)" office:value-type="float" office:value="2526800" calcext:value-type="float">
            <text:p>252680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4850" calcext:value-type="float">
            <text:p>44850</text:p>
          </table:table-cell>
          <table:table-cell office:value-type="float" office:value="26192.3" calcext:value-type="float">
            <text:p>26192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410150" calcext:value-type="float">
            <text:p>13410150</text:p>
          </table:table-cell>
          <table:table-cell office:value-type="float" office:value="9498251" calcext:value-type="float">
            <text:p>9498251</text:p>
          </table:table-cell>
          <table:table-cell office:value-type="float" office:value="6705075" calcext:value-type="float">
            <text:p>6705075</text:p>
          </table:table-cell>
          <table:table-cell table:formula="of:=[.C60]/[.G60]*1000" office:value-type="float" office:value="1.95316980048694" calcext:value-type="float">
            <text:p>1,9531698005</text:p>
          </table:table-cell>
          <table:table-cell table:formula="of:=ROUND([.C60]*100)" office:value-type="float" office:value="2619230" calcext:value-type="float">
            <text:p>261923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6360" calcext:value-type="float">
            <text:p>46360</text:p>
          </table:table-cell>
          <table:table-cell office:value-type="float" office:value="27628.5" calcext:value-type="float">
            <text:p>27628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093440" calcext:value-type="float">
            <text:p>14093440</text:p>
          </table:table-cell>
          <table:table-cell office:value-type="float" office:value="9981944" calcext:value-type="float">
            <text:p>9981944</text:p>
          </table:table-cell>
          <table:table-cell office:value-type="float" office:value="7046720" calcext:value-type="float">
            <text:p>7046720</text:p>
          </table:table-cell>
          <table:table-cell table:formula="of:=[.C61]/[.G61]*1000" office:value-type="float" office:value="1.96038014849462" calcext:value-type="float">
            <text:p>1,9603801485</text:p>
          </table:table-cell>
          <table:table-cell table:formula="of:=ROUND([.C61]*100)" office:value-type="float" office:value="2762850" calcext:value-type="float">
            <text:p>276285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7895" calcext:value-type="float">
            <text:p>47895</text:p>
          </table:table-cell>
          <table:table-cell office:value-type="float" office:value="28873" calcext:value-type="float">
            <text:p>288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799555" calcext:value-type="float">
            <text:p>14799555</text:p>
          </table:table-cell>
          <table:table-cell office:value-type="float" office:value="10481785" calcext:value-type="float">
            <text:p>10481785</text:p>
          </table:table-cell>
          <table:table-cell office:value-type="float" office:value="7399777" calcext:value-type="float">
            <text:p>7399777</text:p>
          </table:table-cell>
          <table:table-cell table:formula="of:=[.C62]/[.G62]*1000" office:value-type="float" office:value="1.9509370383096" calcext:value-type="float">
            <text:p>1,9509370383</text:p>
          </table:table-cell>
          <table:table-cell table:formula="of:=ROUND([.C62]*100)" office:value-type="float" office:value="2887300" calcext:value-type="float">
            <text:p>28873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9455" calcext:value-type="float">
            <text:p>49455</text:p>
          </table:table-cell>
          <table:table-cell office:value-type="float" office:value="30255.3" calcext:value-type="float">
            <text:p>30255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528870" calcext:value-type="float">
            <text:p>15528870</text:p>
          </table:table-cell>
          <table:table-cell office:value-type="float" office:value="10998040" calcext:value-type="float">
            <text:p>10998040</text:p>
          </table:table-cell>
          <table:table-cell office:value-type="float" office:value="7764435" calcext:value-type="float">
            <text:p>7764435</text:p>
          </table:table-cell>
          <table:table-cell table:formula="of:=[.C63]/[.G63]*1000" office:value-type="float" office:value="1.94832592455214" calcext:value-type="float">
            <text:p>1,9483259246</text:p>
          </table:table-cell>
          <table:table-cell table:formula="of:=ROUND([.C63]*100)" office:value-type="float" office:value="3025530" calcext:value-type="float">
            <text:p>302553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1040" calcext:value-type="float">
            <text:p>51040</text:p>
          </table:table-cell>
          <table:table-cell office:value-type="float" office:value="31945.8" calcext:value-type="float">
            <text:p>31945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281760" calcext:value-type="float">
            <text:p>16281760</text:p>
          </table:table-cell>
          <table:table-cell office:value-type="float" office:value="11530974" calcext:value-type="float">
            <text:p>11530974</text:p>
          </table:table-cell>
          <table:table-cell office:value-type="float" office:value="8140880" calcext:value-type="float">
            <text:p>8140880</text:p>
          </table:table-cell>
          <table:table-cell table:formula="of:=[.C64]/[.G64]*1000" office:value-type="float" office:value="1.9620606126119" calcext:value-type="float">
            <text:p>1,9620606126</text:p>
          </table:table-cell>
          <table:table-cell table:formula="of:=ROUND([.C64]*100)" office:value-type="float" office:value="3194580" calcext:value-type="float">
            <text:p>319458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2650" calcext:value-type="float">
            <text:p>52650</text:p>
          </table:table-cell>
          <table:table-cell office:value-type="float" office:value="33123.7" calcext:value-type="float">
            <text:p>33123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058600" calcext:value-type="float">
            <text:p>17058600</text:p>
          </table:table-cell>
          <table:table-cell office:value-type="float" office:value="12080851" calcext:value-type="float">
            <text:p>12080851</text:p>
          </table:table-cell>
          <table:table-cell office:value-type="float" office:value="8529300" calcext:value-type="float">
            <text:p>8529300</text:p>
          </table:table-cell>
          <table:table-cell table:formula="of:=[.C65]/[.G65]*1000" office:value-type="float" office:value="1.94175958167728" calcext:value-type="float">
            <text:p>1,9417595817</text:p>
          </table:table-cell>
          <table:table-cell table:formula="of:=ROUND([.C65]*100)" office:value-type="float" office:value="3312370" calcext:value-type="float">
            <text:p>331237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4285" calcext:value-type="float">
            <text:p>54285</text:p>
          </table:table-cell>
          <table:table-cell office:value-type="float" office:value="34769.5" calcext:value-type="float">
            <text:p>34769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859765" calcext:value-type="float">
            <text:p>17859765</text:p>
          </table:table-cell>
          <table:table-cell office:value-type="float" office:value="12647939" calcext:value-type="float">
            <text:p>12647939</text:p>
          </table:table-cell>
          <table:table-cell office:value-type="float" office:value="8929882" calcext:value-type="float">
            <text:p>8929882</text:p>
          </table:table-cell>
          <table:table-cell table:formula="of:=[.C66]/[.G66]*1000" office:value-type="float" office:value="1.94680613098773" calcext:value-type="float">
            <text:p>1,946806131</text:p>
          </table:table-cell>
          <table:table-cell table:formula="of:=ROUND([.C66]*100)" office:value-type="float" office:value="3476950" calcext:value-type="float">
            <text:p>347695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5945" calcext:value-type="float">
            <text:p>55945</text:p>
          </table:table-cell>
          <table:table-cell office:value-type="float" office:value="36549.5" calcext:value-type="float">
            <text:p>36549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685630" calcext:value-type="float">
            <text:p>18685630</text:p>
          </table:table-cell>
          <table:table-cell office:value-type="float" office:value="13232500" calcext:value-type="float">
            <text:p>13232500</text:p>
          </table:table-cell>
          <table:table-cell office:value-type="float" office:value="9342815" calcext:value-type="float">
            <text:p>9342815</text:p>
          </table:table-cell>
          <table:table-cell table:formula="of:=[.C67]/[.G67]*1000" office:value-type="float" office:value="1.9560218199761" calcext:value-type="float">
            <text:p>1,95602182</text:p>
          </table:table-cell>
          <table:table-cell table:formula="of:=ROUND([.C67]*100)" office:value-type="float" office:value="3654950" calcext:value-type="float">
            <text:p>365495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7630" calcext:value-type="float">
            <text:p>57630</text:p>
          </table:table-cell>
          <table:table-cell office:value-type="float" office:value="38223.7" calcext:value-type="float">
            <text:p>38223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536570" calcext:value-type="float">
            <text:p>19536570</text:p>
          </table:table-cell>
          <table:table-cell office:value-type="float" office:value="13834801" calcext:value-type="float">
            <text:p>13834801</text:p>
          </table:table-cell>
          <table:table-cell office:value-type="float" office:value="9768285" calcext:value-type="float">
            <text:p>9768285</text:p>
          </table:table-cell>
          <table:table-cell table:formula="of:=[.C68]/[.G68]*1000" office:value-type="float" office:value="1.95652051511601" calcext:value-type="float">
            <text:p>1,9565205151</text:p>
          </table:table-cell>
          <table:table-cell table:formula="of:=ROUND([.C68]*100)" office:value-type="float" office:value="3822370" calcext:value-type="float">
            <text:p>38223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9340" calcext:value-type="float">
            <text:p>59340</text:p>
          </table:table-cell>
          <table:table-cell office:value-type="float" office:value="40005.4" calcext:value-type="float">
            <text:p>40005,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412960" calcext:value-type="float">
            <text:p>20412960</text:p>
          </table:table-cell>
          <table:table-cell office:value-type="float" office:value="14455107" calcext:value-type="float">
            <text:p>14455107</text:p>
          </table:table-cell>
          <table:table-cell office:value-type="float" office:value="10206480" calcext:value-type="float">
            <text:p>10206480</text:p>
          </table:table-cell>
          <table:table-cell table:formula="of:=[.C69]/[.G69]*1000" office:value-type="float" office:value="1.95980396767544" calcext:value-type="float">
            <text:p>1,9598039677</text:p>
          </table:table-cell>
          <table:table-cell table:formula="of:=ROUND([.C69]*100)" office:value-type="float" office:value="4000540" calcext:value-type="float">
            <text:p>400054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1075" calcext:value-type="float">
            <text:p>61075</text:p>
          </table:table-cell>
          <table:table-cell office:value-type="float" office:value="41814.7" calcext:value-type="float">
            <text:p>41814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315175" calcext:value-type="float">
            <text:p>21315175</text:p>
          </table:table-cell>
          <table:table-cell office:value-type="float" office:value="15093682" calcext:value-type="float">
            <text:p>15093682</text:p>
          </table:table-cell>
          <table:table-cell office:value-type="float" office:value="10657587" calcext:value-type="float">
            <text:p>10657587</text:p>
          </table:table-cell>
          <table:table-cell table:formula="of:=[.C70]/[.G70]*1000" office:value-type="float" office:value="1.96173383516673" calcext:value-type="float">
            <text:p>1,9617338352</text:p>
          </table:table-cell>
          <table:table-cell table:formula="of:=ROUND([.C70]*100)" office:value-type="float" office:value="4181470" calcext:value-type="float">
            <text:p>418147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2835" calcext:value-type="float">
            <text:p>62835</text:p>
          </table:table-cell>
          <table:table-cell office:value-type="float" office:value="43482.1" calcext:value-type="float">
            <text:p>43482,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243590" calcext:value-type="float">
            <text:p>22243590</text:p>
          </table:table-cell>
          <table:table-cell office:value-type="float" office:value="15750793" calcext:value-type="float">
            <text:p>15750793</text:p>
          </table:table-cell>
          <table:table-cell office:value-type="float" office:value="11121795" calcext:value-type="float">
            <text:p>11121795</text:p>
          </table:table-cell>
          <table:table-cell table:formula="of:=[.C71]/[.G71]*1000" office:value-type="float" office:value="1.95481484778311" calcext:value-type="float">
            <text:p>1,9548148478</text:p>
          </table:table-cell>
          <table:table-cell table:formula="of:=ROUND([.C71]*100)" office:value-type="float" office:value="4348210" calcext:value-type="float">
            <text:p>434821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4620" calcext:value-type="float">
            <text:p>64620</text:p>
          </table:table-cell>
          <table:table-cell office:value-type="float" office:value="45473.1" calcext:value-type="float">
            <text:p>45473,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198580" calcext:value-type="float">
            <text:p>23198580</text:p>
          </table:table-cell>
          <table:table-cell office:value-type="float" office:value="16426703" calcext:value-type="float">
            <text:p>16426703</text:p>
          </table:table-cell>
          <table:table-cell office:value-type="float" office:value="11599290" calcext:value-type="float">
            <text:p>11599290</text:p>
          </table:table-cell>
          <table:table-cell table:formula="of:=[.C72]/[.G72]*1000" office:value-type="float" office:value="1.96016738955574" calcext:value-type="float">
            <text:p>1,9601673896</text:p>
          </table:table-cell>
          <table:table-cell table:formula="of:=ROUND([.C72]*100)" office:value-type="float" office:value="4547310" calcext:value-type="float">
            <text:p>454731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6430" calcext:value-type="float">
            <text:p>66430</text:p>
          </table:table-cell>
          <table:table-cell office:value-type="float" office:value="47332.9" calcext:value-type="float">
            <text:p>47332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180520" calcext:value-type="float">
            <text:p>24180520</text:p>
          </table:table-cell>
          <table:table-cell office:value-type="float" office:value="17121680" calcext:value-type="float">
            <text:p>17121680</text:p>
          </table:table-cell>
          <table:table-cell office:value-type="float" office:value="12090260" calcext:value-type="float">
            <text:p>12090260</text:p>
          </table:table-cell>
          <table:table-cell table:formula="of:=[.C73]/[.G73]*1000" office:value-type="float" office:value="1.95748064971307" calcext:value-type="float">
            <text:p>1,9574806497</text:p>
          </table:table-cell>
          <table:table-cell table:formula="of:=ROUND([.C73]*100)" office:value-type="float" office:value="4733290" calcext:value-type="float">
            <text:p>473329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8265" calcext:value-type="float">
            <text:p>68265</text:p>
          </table:table-cell>
          <table:table-cell office:value-type="float" office:value="49211" calcext:value-type="float">
            <text:p>4921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189785" calcext:value-type="float">
            <text:p>25189785</text:p>
          </table:table-cell>
          <table:table-cell office:value-type="float" office:value="17835986" calcext:value-type="float">
            <text:p>17835986</text:p>
          </table:table-cell>
          <table:table-cell office:value-type="float" office:value="12594892" calcext:value-type="float">
            <text:p>12594892</text:p>
          </table:table-cell>
          <table:table-cell table:formula="of:=[.C74]/[.G74]*1000" office:value-type="float" office:value="1.95360936982987" calcext:value-type="float">
            <text:p>1,9536093698</text:p>
          </table:table-cell>
          <table:table-cell table:formula="of:=ROUND([.C74]*100)" office:value-type="float" office:value="4921100" calcext:value-type="float">
            <text:p>492110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0125" calcext:value-type="float">
            <text:p>70125</text:p>
          </table:table-cell>
          <table:table-cell office:value-type="float" office:value="51129.2" calcext:value-type="float">
            <text:p>51129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226750" calcext:value-type="float">
            <text:p>26226750</text:p>
          </table:table-cell>
          <table:table-cell office:value-type="float" office:value="18569889" calcext:value-type="float">
            <text:p>18569889</text:p>
          </table:table-cell>
          <table:table-cell office:value-type="float" office:value="13113375" calcext:value-type="float">
            <text:p>13113375</text:p>
          </table:table-cell>
          <table:table-cell table:formula="of:=[.C75]/[.G75]*1000" office:value-type="float" office:value="1.94950575271431" calcext:value-type="float">
            <text:p>1,9495057527</text:p>
          </table:table-cell>
          <table:table-cell table:formula="of:=ROUND([.C75]*100)" office:value-type="float" office:value="5112920" calcext:value-type="float">
            <text:p>511292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2010" calcext:value-type="float">
            <text:p>72010</text:p>
          </table:table-cell>
          <table:table-cell office:value-type="float" office:value="53569.1" calcext:value-type="float">
            <text:p>53569,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291790" calcext:value-type="float">
            <text:p>27291790</text:p>
          </table:table-cell>
          <table:table-cell office:value-type="float" office:value="19323652" calcext:value-type="float">
            <text:p>19323652</text:p>
          </table:table-cell>
          <table:table-cell office:value-type="float" office:value="13645895" calcext:value-type="float">
            <text:p>13645895</text:p>
          </table:table-cell>
          <table:table-cell table:formula="of:=[.C76]/[.G76]*1000" office:value-type="float" office:value="1.96282838172212" calcext:value-type="float">
            <text:p>1,9628283817</text:p>
          </table:table-cell>
          <table:table-cell table:formula="of:=ROUND([.C76]*100)" office:value-type="float" office:value="5356910" calcext:value-type="float">
            <text:p>5356910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3920" calcext:value-type="float">
            <text:p>73920</text:p>
          </table:table-cell>
          <table:table-cell office:value-type="float" office:value="55546.6" calcext:value-type="float">
            <text:p>55546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385280" calcext:value-type="float">
            <text:p>28385280</text:p>
          </table:table-cell>
          <table:table-cell office:value-type="float" office:value="20097541" calcext:value-type="float">
            <text:p>20097541</text:p>
          </table:table-cell>
          <table:table-cell office:value-type="float" office:value="14192640" calcext:value-type="float">
            <text:p>14192640</text:p>
          </table:table-cell>
          <table:table-cell table:formula="of:=[.C77]/[.G77]*1000" office:value-type="float" office:value="1.95688046762266" calcext:value-type="float">
            <text:p>1,9568804676</text:p>
          </table:table-cell>
          <table:table-cell table:formula="of:=ROUND([.C77]*100)" office:value-type="float" office:value="5554660" calcext:value-type="float">
            <text:p>5554660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5855" calcext:value-type="float">
            <text:p>75855</text:p>
          </table:table-cell>
          <table:table-cell office:value-type="float" office:value="57673.6" calcext:value-type="float">
            <text:p>57673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507595" calcext:value-type="float">
            <text:p>29507595</text:p>
          </table:table-cell>
          <table:table-cell office:value-type="float" office:value="20891822" calcext:value-type="float">
            <text:p>20891822</text:p>
          </table:table-cell>
          <table:table-cell office:value-type="float" office:value="14753797" calcext:value-type="float">
            <text:p>14753797</text:p>
          </table:table-cell>
          <table:table-cell table:formula="of:=[.C78]/[.G78]*1000" office:value-type="float" office:value="1.95453407842964" calcext:value-type="float">
            <text:p>1,9545340784</text:p>
          </table:table-cell>
          <table:table-cell table:formula="of:=ROUND([.C78]*100)" office:value-type="float" office:value="5767360" calcext:value-type="float">
            <text:p>5767360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7815" calcext:value-type="float">
            <text:p>77815</text:p>
          </table:table-cell>
          <table:table-cell office:value-type="float" office:value="59954.2" calcext:value-type="float">
            <text:p>59954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659110" calcext:value-type="float">
            <text:p>30659110</text:p>
          </table:table-cell>
          <table:table-cell office:value-type="float" office:value="21706758" calcext:value-type="float">
            <text:p>21706758</text:p>
          </table:table-cell>
          <table:table-cell office:value-type="float" office:value="15329555" calcext:value-type="float">
            <text:p>15329555</text:p>
          </table:table-cell>
          <table:table-cell table:formula="of:=[.C79]/[.G79]*1000" office:value-type="float" office:value="1.95551012407079" calcext:value-type="float">
            <text:p>1,9555101241</text:p>
          </table:table-cell>
          <table:table-cell table:formula="of:=ROUND([.C79]*100)" office:value-type="float" office:value="5995420" calcext:value-type="float">
            <text:p>599542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9800" calcext:value-type="float">
            <text:p>79800</text:p>
          </table:table-cell>
          <table:table-cell office:value-type="float" office:value="61817.3" calcext:value-type="float">
            <text:p>61817,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840200" calcext:value-type="float">
            <text:p>31840200</text:p>
          </table:table-cell>
          <table:table-cell office:value-type="float" office:value="22542617" calcext:value-type="float">
            <text:p>22542617</text:p>
          </table:table-cell>
          <table:table-cell office:value-type="float" office:value="15920100" calcext:value-type="float">
            <text:p>15920100</text:p>
          </table:table-cell>
          <table:table-cell table:formula="of:=[.C80]/[.G80]*1000" office:value-type="float" office:value="1.94148592031457" calcext:value-type="float">
            <text:p>1,9414859203</text:p>
          </table:table-cell>
          <table:table-cell table:formula="of:=ROUND([.C80]*100)" office:value-type="float" office:value="6181730" calcext:value-type="float">
            <text:p>618173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1810" calcext:value-type="float">
            <text:p>81810</text:p>
          </table:table-cell>
          <table:table-cell office:value-type="float" office:value="64505.9" calcext:value-type="float">
            <text:p>64505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051240" calcext:value-type="float">
            <text:p>33051240</text:p>
          </table:table-cell>
          <table:table-cell office:value-type="float" office:value="23399662" calcext:value-type="float">
            <text:p>23399662</text:p>
          </table:table-cell>
          <table:table-cell office:value-type="float" office:value="16525620" calcext:value-type="float">
            <text:p>16525620</text:p>
          </table:table-cell>
          <table:table-cell table:formula="of:=[.C81]/[.G81]*1000" office:value-type="float" office:value="1.95169379424191" calcext:value-type="float">
            <text:p>1,9516937942</text:p>
          </table:table-cell>
          <table:table-cell table:formula="of:=ROUND([.C81]*100)" office:value-type="float" office:value="6450590" calcext:value-type="float">
            <text:p>645059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3845" calcext:value-type="float">
            <text:p>83845</text:p>
          </table:table-cell>
          <table:table-cell office:value-type="float" office:value="66886.8" calcext:value-type="float">
            <text:p>66886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4292605" calcext:value-type="float">
            <text:p>34292605</text:p>
          </table:table-cell>
          <table:table-cell office:value-type="float" office:value="24278159" calcext:value-type="float">
            <text:p>24278159</text:p>
          </table:table-cell>
          <table:table-cell office:value-type="float" office:value="17146302" calcext:value-type="float">
            <text:p>17146302</text:p>
          </table:table-cell>
          <table:table-cell table:formula="of:=[.C82]/[.G82]*1000" office:value-type="float" office:value="1.95047299556275" calcext:value-type="float">
            <text:p>1,9504729956</text:p>
          </table:table-cell>
          <table:table-cell table:formula="of:=ROUND([.C82]*100)" office:value-type="float" office:value="6688680" calcext:value-type="float">
            <text:p>668868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5905" calcext:value-type="float">
            <text:p>85905</text:p>
          </table:table-cell>
          <table:table-cell office:value-type="float" office:value="69513.7" calcext:value-type="float">
            <text:p>69513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564670" calcext:value-type="float">
            <text:p>35564670</text:p>
          </table:table-cell>
          <table:table-cell office:value-type="float" office:value="25178373" calcext:value-type="float">
            <text:p>25178373</text:p>
          </table:table-cell>
          <table:table-cell office:value-type="float" office:value="17782335" calcext:value-type="float">
            <text:p>17782335</text:p>
          </table:table-cell>
          <table:table-cell table:formula="of:=[.C83]/[.G83]*1000" office:value-type="float" office:value="1.95457177024277" calcext:value-type="float">
            <text:p>1,9545717702</text:p>
          </table:table-cell>
          <table:table-cell table:formula="of:=ROUND([.C83]*100)" office:value-type="float" office:value="6951370" calcext:value-type="float">
            <text:p>695137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990" calcext:value-type="float">
            <text:p>87990</text:p>
          </table:table-cell>
          <table:table-cell office:value-type="float" office:value="72410.9" calcext:value-type="float">
            <text:p>72410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867810" calcext:value-type="float">
            <text:p>36867810</text:p>
          </table:table-cell>
          <table:table-cell office:value-type="float" office:value="26100569" calcext:value-type="float">
            <text:p>26100569</text:p>
          </table:table-cell>
          <table:table-cell office:value-type="float" office:value="18433905" calcext:value-type="float">
            <text:p>18433905</text:p>
          </table:table-cell>
          <table:table-cell table:formula="of:=[.C84]/[.G84]*1000" office:value-type="float" office:value="1.96406838377435" calcext:value-type="float">
            <text:p>1,9640683838</text:p>
          </table:table-cell>
          <table:table-cell table:formula="of:=ROUND([.C84]*100)" office:value-type="float" office:value="7241090" calcext:value-type="float">
            <text:p>724109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0100" calcext:value-type="float">
            <text:p>90100</text:p>
          </table:table-cell>
          <table:table-cell office:value-type="float" office:value="75049.2" calcext:value-type="float">
            <text:p>75049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202400" calcext:value-type="float">
            <text:p>38202400</text:p>
          </table:table-cell>
          <table:table-cell office:value-type="float" office:value="27045012" calcext:value-type="float">
            <text:p>27045012</text:p>
          </table:table-cell>
          <table:table-cell office:value-type="float" office:value="19101200" calcext:value-type="float">
            <text:p>19101200</text:p>
          </table:table-cell>
          <table:table-cell table:formula="of:=[.C85]/[.G85]*1000" office:value-type="float" office:value="1.96451531840931" calcext:value-type="float">
            <text:p>1,9645153184</text:p>
          </table:table-cell>
          <table:table-cell table:formula="of:=ROUND([.C85]*100)" office:value-type="float" office:value="7504920" calcext:value-type="float">
            <text:p>7504920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92235" calcext:value-type="float">
            <text:p>92235</text:p>
          </table:table-cell>
          <table:table-cell office:value-type="float" office:value="77491.9" calcext:value-type="float">
            <text:p>77491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568815" calcext:value-type="float">
            <text:p>39568815</text:p>
          </table:table-cell>
          <table:table-cell office:value-type="float" office:value="28011968" calcext:value-type="float">
            <text:p>28011968</text:p>
          </table:table-cell>
          <table:table-cell office:value-type="float" office:value="19784407" calcext:value-type="float">
            <text:p>19784407</text:p>
          </table:table-cell>
          <table:table-cell table:formula="of:=[.C86]/[.G86]*1000" office:value-type="float" office:value="1.95840840823765" calcext:value-type="float">
            <text:p>1,9584084082</text:p>
          </table:table-cell>
          <table:table-cell table:formula="of:=ROUND([.C86]*100)" office:value-type="float" office:value="7749190" calcext:value-type="float">
            <text:p>774919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94395" calcext:value-type="float">
            <text:p>94395</text:p>
          </table:table-cell>
          <table:table-cell office:value-type="float" office:value="79941.9" calcext:value-type="float">
            <text:p>79941,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967430" calcext:value-type="float">
            <text:p>40967430</text:p>
          </table:table-cell>
          <table:table-cell office:value-type="float" office:value="29001702" calcext:value-type="float">
            <text:p>29001702</text:p>
          </table:table-cell>
          <table:table-cell office:value-type="float" office:value="20483715" calcext:value-type="float">
            <text:p>20483715</text:p>
          </table:table-cell>
          <table:table-cell table:formula="of:=[.C87]/[.G87]*1000" office:value-type="float" office:value="1.95135257447196" calcext:value-type="float">
            <text:p>1,9513525745</text:p>
          </table:table-cell>
          <table:table-cell table:formula="of:=ROUND([.C87]*100)" office:value-type="float" office:value="7994190" calcext:value-type="float">
            <text:p>799419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96580" calcext:value-type="float">
            <text:p>96580</text:p>
          </table:table-cell>
          <table:table-cell office:value-type="float" office:value="83042.5" calcext:value-type="float">
            <text:p>83042,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398620" calcext:value-type="float">
            <text:p>42398620</text:p>
          </table:table-cell>
          <table:table-cell office:value-type="float" office:value="30014478" calcext:value-type="float">
            <text:p>30014478</text:p>
          </table:table-cell>
          <table:table-cell office:value-type="float" office:value="21199310" calcext:value-type="float">
            <text:p>21199310</text:p>
          </table:table-cell>
          <table:table-cell table:formula="of:=[.C88]/[.G88]*1000" office:value-type="float" office:value="1.95861327562076" calcext:value-type="float">
            <text:p>1,9586132756</text:p>
          </table:table-cell>
          <table:table-cell table:formula="of:=ROUND([.C88]*100)" office:value-type="float" office:value="8304250" calcext:value-type="float">
            <text:p>830425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8790" calcext:value-type="float">
            <text:p>98790</text:p>
          </table:table-cell>
          <table:table-cell office:value-type="float" office:value="85502.6" calcext:value-type="float">
            <text:p>85502,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862760" calcext:value-type="float">
            <text:p>43862760</text:p>
          </table:table-cell>
          <table:table-cell office:value-type="float" office:value="31050562" calcext:value-type="float">
            <text:p>31050562</text:p>
          </table:table-cell>
          <table:table-cell office:value-type="float" office:value="21931380" calcext:value-type="float">
            <text:p>21931380</text:p>
          </table:table-cell>
          <table:table-cell table:formula="of:=[.C89]/[.G89]*1000" office:value-type="float" office:value="1.9493210185588" calcext:value-type="float">
            <text:p>1,9493210186</text:p>
          </table:table-cell>
          <table:table-cell table:formula="of:=ROUND([.C89]*100)" office:value-type="float" office:value="8550260" calcext:value-type="float">
            <text:p>855026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01025" calcext:value-type="float">
            <text:p>101025</text:p>
          </table:table-cell>
          <table:table-cell office:value-type="float" office:value="88276.8" calcext:value-type="float">
            <text:p>88276,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360225" calcext:value-type="float">
            <text:p>45360225</text:p>
          </table:table-cell>
          <table:table-cell office:value-type="float" office:value="32110220" calcext:value-type="float">
            <text:p>32110220</text:p>
          </table:table-cell>
          <table:table-cell office:value-type="float" office:value="22680112" calcext:value-type="float">
            <text:p>22680112</text:p>
          </table:table-cell>
          <table:table-cell table:formula="of:=[.C90]/[.G90]*1000" office:value-type="float" office:value="1.9461279127253" calcext:value-type="float">
            <text:p>1,9461279127</text:p>
          </table:table-cell>
          <table:table-cell table:formula="of:=ROUND([.C90]*100)" office:value-type="float" office:value="8827680" calcext:value-type="float">
            <text:p>8827680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3285" calcext:value-type="float">
            <text:p>103285</text:p>
          </table:table-cell>
          <table:table-cell office:value-type="float" office:value="90663.2" calcext:value-type="float">
            <text:p>90663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891390" calcext:value-type="float">
            <text:p>46891390</text:p>
          </table:table-cell>
          <table:table-cell office:value-type="float" office:value="33193716" calcext:value-type="float">
            <text:p>33193716</text:p>
          </table:table-cell>
          <table:table-cell office:value-type="float" office:value="23445695" calcext:value-type="float">
            <text:p>23445695</text:p>
          </table:table-cell>
          <table:table-cell table:formula="of:=[.C91]/[.G91]*1000" office:value-type="float" office:value="1.93347222165946" calcext:value-type="float">
            <text:p>1,9334722217</text:p>
          </table:table-cell>
          <table:table-cell table:formula="of:=ROUND([.C91]*100)" office:value-type="float" office:value="9066320" calcext:value-type="float">
            <text:p>906632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5570" calcext:value-type="float">
            <text:p>105570</text:p>
          </table:table-cell>
          <table:table-cell office:value-type="float" office:value="94150.2" calcext:value-type="float">
            <text:p>94150,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456630" calcext:value-type="float">
            <text:p>48456630</text:p>
          </table:table-cell>
          <table:table-cell office:value-type="float" office:value="34301315" calcext:value-type="float">
            <text:p>34301315</text:p>
          </table:table-cell>
          <table:table-cell office:value-type="float" office:value="24228315" calcext:value-type="float">
            <text:p>24228315</text:p>
          </table:table-cell>
          <table:table-cell table:formula="of:=[.C92]/[.G92]*1000" office:value-type="float" office:value="1.94297870074745" calcext:value-type="float">
            <text:p>1,9429787007</text:p>
          </table:table-cell>
          <table:table-cell table:formula="of:=ROUND([.C92]*100)" office:value-type="float" office:value="9415020" calcext:value-type="float">
            <text:p>9415020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7880" calcext:value-type="float">
            <text:p>107880</text:p>
          </table:table-cell>
          <table:table-cell office:value-type="float" office:value="97412.7" calcext:value-type="float">
            <text:p>97412,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0056320" calcext:value-type="float">
            <text:p>50056320</text:p>
          </table:table-cell>
          <table:table-cell office:value-type="float" office:value="35433284" calcext:value-type="float">
            <text:p>35433284</text:p>
          </table:table-cell>
          <table:table-cell office:value-type="float" office:value="25028160" calcext:value-type="float">
            <text:p>25028160</text:p>
          </table:table-cell>
          <table:table-cell table:formula="of:=[.C93]/[.G93]*1000" office:value-type="float" office:value="1.94606195581297" calcext:value-type="float">
            <text:p>1,9460619558</text:p>
          </table:table-cell>
          <table:table-cell table:formula="of:=ROUND([.C93]*100)" office:value-type="float" office:value="9741270" calcext:value-type="float">
            <text:p>974127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10215" calcext:value-type="float">
            <text:p>110215</text:p>
          </table:table-cell>
          <table:table-cell office:value-type="float" office:value="100120" calcext:value-type="float">
            <text:p>1001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1690835" calcext:value-type="float">
            <text:p>51690835</text:p>
          </table:table-cell>
          <table:table-cell office:value-type="float" office:value="36589886" calcext:value-type="float">
            <text:p>36589886</text:p>
          </table:table-cell>
          <table:table-cell office:value-type="float" office:value="25845417" calcext:value-type="float">
            <text:p>25845417</text:p>
          </table:table-cell>
          <table:table-cell table:formula="of:=[.C94]/[.G94]*1000" office:value-type="float" office:value="1.93690041958115" calcext:value-type="float">
            <text:p>1,9369004196</text:p>
          </table:table-cell>
          <table:table-cell table:formula="of:=ROUND([.C94]*100)" office:value-type="float" office:value="10012000" calcext:value-type="float">
            <text:p>1001200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12575" calcext:value-type="float">
            <text:p>112575</text:p>
          </table:table-cell>
          <table:table-cell office:value-type="float" office:value="103423" calcext:value-type="float">
            <text:p>10342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3360550" calcext:value-type="float">
            <text:p>53360550</text:p>
          </table:table-cell>
          <table:table-cell office:value-type="float" office:value="37771387" calcext:value-type="float">
            <text:p>37771387</text:p>
          </table:table-cell>
          <table:table-cell office:value-type="float" office:value="26680275" calcext:value-type="float">
            <text:p>26680275</text:p>
          </table:table-cell>
          <table:table-cell table:formula="of:=[.C95]/[.G95]*1000" office:value-type="float" office:value="1.93819216631013" calcext:value-type="float">
            <text:p>1,9381921663</text:p>
          </table:table-cell>
          <table:table-cell table:formula="of:=ROUND([.C95]*100)" office:value-type="float" office:value="10342300" calcext:value-type="float">
            <text:p>1034230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14960" calcext:value-type="float">
            <text:p>114960</text:p>
          </table:table-cell>
          <table:table-cell office:value-type="float" office:value="107478" calcext:value-type="float">
            <text:p>10747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5065840" calcext:value-type="float">
            <text:p>55065840</text:p>
          </table:table-cell>
          <table:table-cell office:value-type="float" office:value="38978052" calcext:value-type="float">
            <text:p>38978052</text:p>
          </table:table-cell>
          <table:table-cell office:value-type="float" office:value="27532920" calcext:value-type="float">
            <text:p>27532920</text:p>
          </table:table-cell>
          <table:table-cell table:formula="of:=[.C96]/[.G96]*1000" office:value-type="float" office:value="1.95180896178102" calcext:value-type="float">
            <text:p>1,9518089618</text:p>
          </table:table-cell>
          <table:table-cell table:formula="of:=ROUND([.C96]*100)" office:value-type="float" office:value="10747800" calcext:value-type="float">
            <text:p>107478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17370" calcext:value-type="float">
            <text:p>117370</text:p>
          </table:table-cell>
          <table:table-cell office:value-type="float" office:value="109817" calcext:value-type="float">
            <text:p>10981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6807080" calcext:value-type="float">
            <text:p>56807080</text:p>
          </table:table-cell>
          <table:table-cell office:value-type="float" office:value="40210146" calcext:value-type="float">
            <text:p>40210146</text:p>
          </table:table-cell>
          <table:table-cell office:value-type="float" office:value="28403540" calcext:value-type="float">
            <text:p>28403540</text:p>
          </table:table-cell>
          <table:table-cell table:formula="of:=[.C97]/[.G97]*1000" office:value-type="float" office:value="1.93315692339758" calcext:value-type="float">
            <text:p>1,9331569234</text:p>
          </table:table-cell>
          <table:table-cell table:formula="of:=ROUND([.C97]*100)" office:value-type="float" office:value="10981700" calcext:value-type="float">
            <text:p>1098170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19805" calcext:value-type="float">
            <text:p>119805</text:p>
          </table:table-cell>
          <table:table-cell office:value-type="float" office:value="113329" calcext:value-type="float">
            <text:p>11332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8584645" calcext:value-type="float">
            <text:p>58584645</text:p>
          </table:table-cell>
          <table:table-cell office:value-type="float" office:value="41467935" calcext:value-type="float">
            <text:p>41467935</text:p>
          </table:table-cell>
          <table:table-cell office:value-type="float" office:value="29292322" calcext:value-type="float">
            <text:p>29292322</text:p>
          </table:table-cell>
          <table:table-cell table:formula="of:=[.C98]/[.G98]*1000" office:value-type="float" office:value="1.93444886454463" calcext:value-type="float">
            <text:p>1,9344488645</text:p>
          </table:table-cell>
          <table:table-cell table:formula="of:=ROUND([.C98]*100)" office:value-type="float" office:value="11332900" calcext:value-type="float">
            <text:p>1133290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22265" calcext:value-type="float">
            <text:p>122265</text:p>
          </table:table-cell>
          <table:table-cell office:value-type="float" office:value="117651" calcext:value-type="float">
            <text:p>11765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0398910" calcext:value-type="float">
            <text:p>60398910</text:p>
          </table:table-cell>
          <table:table-cell office:value-type="float" office:value="42751684" calcext:value-type="float">
            <text:p>42751684</text:p>
          </table:table-cell>
          <table:table-cell office:value-type="float" office:value="30199455" calcext:value-type="float">
            <text:p>30199455</text:p>
          </table:table-cell>
          <table:table-cell table:formula="of:=[.C99]/[.G99]*1000" office:value-type="float" office:value="1.9478993908996" calcext:value-type="float">
            <text:p>1,9478993909</text:p>
          </table:table-cell>
          <table:table-cell table:formula="of:=ROUND([.C99]*100)" office:value-type="float" office:value="11765100" calcext:value-type="float">
            <text:p>117651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4750" calcext:value-type="float">
            <text:p>124750</text:p>
          </table:table-cell>
          <table:table-cell office:value-type="float" office:value="121561" calcext:value-type="float">
            <text:p>12156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2250250" calcext:value-type="float">
            <text:p>62250250</text:p>
          </table:table-cell>
          <table:table-cell office:value-type="float" office:value="44061657" calcext:value-type="float">
            <text:p>44061657</text:p>
          </table:table-cell>
          <table:table-cell office:value-type="float" office:value="31125125" calcext:value-type="float">
            <text:p>31125125</text:p>
          </table:table-cell>
          <table:table-cell table:formula="of:=[.C100]/[.G100]*1000" office:value-type="float" office:value="1.9527793061072" calcext:value-type="float">
            <text:p>1,9527793061</text:p>
          </table:table-cell>
          <table:table-cell table:formula="of:=ROUND([.C100]*100)" office:value-type="float" office:value="12156100" calcext:value-type="float">
            <text:p>121561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7260" calcext:value-type="float">
            <text:p>127260</text:p>
          </table:table-cell>
          <table:table-cell office:value-type="float" office:value="125118" calcext:value-type="float">
            <text:p>1251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4139040" calcext:value-type="float">
            <text:p>64139040</text:p>
          </table:table-cell>
          <table:table-cell office:value-type="float" office:value="45398121" calcext:value-type="float">
            <text:p>45398121</text:p>
          </table:table-cell>
          <table:table-cell office:value-type="float" office:value="32069520" calcext:value-type="float">
            <text:p>32069520</text:p>
          </table:table-cell>
          <table:table-cell table:formula="of:=[.C101]/[.G101]*1000" office:value-type="float" office:value="1.95073078736445" calcext:value-type="float">
            <text:p>1,9507307874</text:p>
          </table:table-cell>
          <table:table-cell table:formula="of:=ROUND([.C101]*100)" office:value-type="float" office:value="12511800" calcext:value-type="float">
            <text:p>125118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22:28:49.371597824</dc:date>
    <dc:creator>griselda </dc:creator>
    <meta:document-statistic meta:table-count="1" meta:cell-count="909" meta:object-count="2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59cm" svg:y="3.952cm" style:legend-expansion="high" chart:style-name="ch2"/>
        <chart:plot-area chart:style-name="ch3" table:cell-range-address="Sheet1.B1:Sheet1.B101 Sheet1.J1:Sheet1.J101" chart:data-source-has-labels="row" svg:x="0.77cm" svg:y="0.855cm" svg:width="10.25cm" svg:height="7.545cm">
          <chartooo:coordinate-region svg:x="2.132cm" svg:y="1.054cm" svg:width="8.835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J2:Sheet1.J101" chart:label-cell-address="Sheet1.J1:Sheet1.J1" chart:class="chart:line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time/deg*1000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heet1.B2:Sheet1.B101</svg:desc>
                </draw:g>
              </table:table-cell>
              <table:table-cell office:value-type="float" office:value="18.6376790123457">
                <text:p>18.6376790123457</text:p>
                <draw:g>
                  <svg:desc>Sheet1.J2:Sheet1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">
                <text:p>105</text:p>
              </table:table-cell>
              <table:table-cell office:value-type="float" office:value="6.14387755102041">
                <text:p>6.143877551020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0">
                <text:p>190</text:p>
              </table:table-cell>
              <table:table-cell office:value-type="float" office:value="5.28795013850416">
                <text:p>5.28795013850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">
                <text:p>300</text:p>
              </table:table-cell>
              <table:table-cell office:value-type="float" office:value="4.43836111111111">
                <text:p>4.43836111111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5">
                <text:p>435</text:p>
              </table:table-cell>
              <table:table-cell office:value-type="float" office:value="3.16780816488308">
                <text:p>3.16780816488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5">
                <text:p>595</text:p>
              </table:table-cell>
              <table:table-cell office:value-type="float" office:value="2.94930795847751">
                <text:p>2.949307958477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80">
                <text:p>780</text:p>
              </table:table-cell>
              <table:table-cell office:value-type="float" office:value="2.85215647600263">
                <text:p>2.85215647600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0">
                <text:p>990</text:p>
              </table:table-cell>
              <table:table-cell office:value-type="float" office:value="2.99235537190083">
                <text:p>2.992355371900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25">
                <text:p>1225</text:p>
              </table:table-cell>
              <table:table-cell office:value-type="float" office:value="2.65384423157018">
                <text:p>2.65384423157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85">
                <text:p>1485</text:p>
              </table:table-cell>
              <table:table-cell office:value-type="float" office:value="2.34610300536226">
                <text:p>2.346103005362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0">
                <text:p>1770</text:p>
              </table:table-cell>
              <table:table-cell office:value-type="float" office:value="2.70339940630087">
                <text:p>2.703399406300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0">
                <text:p>2080</text:p>
              </table:table-cell>
              <table:table-cell office:value-type="float" office:value="2.59768629807692">
                <text:p>2.59768629807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15">
                <text:p>2415</text:p>
              </table:table-cell>
              <table:table-cell office:value-type="float" office:value="2.64631680019204">
                <text:p>2.64631680019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75">
                <text:p>2775</text:p>
              </table:table-cell>
              <table:table-cell office:value-type="float" office:value="2.41849525200877">
                <text:p>2.41849525200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0">
                <text:p>3160</text:p>
              </table:table-cell>
              <table:table-cell office:value-type="float" office:value="2.31907146290659">
                <text:p>2.319071462906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70">
                <text:p>3570</text:p>
              </table:table-cell>
              <table:table-cell office:value-type="float" office:value="2.43469054288382">
                <text:p>2.43469054288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5">
                <text:p>4005</text:p>
              </table:table-cell>
              <table:table-cell office:value-type="float" office:value="2.35792338228899">
                <text:p>2.35792338228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65">
                <text:p>4465</text:p>
              </table:table-cell>
              <table:table-cell office:value-type="float" office:value="2.27969073884349">
                <text:p>2.279690738843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50">
                <text:p>4950</text:p>
              </table:table-cell>
              <table:table-cell office:value-type="float" office:value="2.32855831037649">
                <text:p>2.328558310376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60">
                <text:p>5460</text:p>
              </table:table-cell>
              <table:table-cell office:value-type="float" office:value="2.27713792617639">
                <text:p>2.277137926176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995">
                <text:p>5995</text:p>
              </table:table-cell>
              <table:table-cell office:value-type="float" office:value="2.22884513853288">
                <text:p>2.228845138532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55">
                <text:p>6555</text:p>
              </table:table-cell>
              <table:table-cell office:value-type="float" office:value="2.21854216012954">
                <text:p>2.21854216012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40">
                <text:p>7140</text:p>
              </table:table-cell>
              <table:table-cell office:value-type="float" office:value="2.15071911117388">
                <text:p>2.15071911117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50">
                <text:p>7750</text:p>
              </table:table-cell>
              <table:table-cell office:value-type="float" office:value="2.16511966701353">
                <text:p>2.16511966701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85">
                <text:p>8385</text:p>
              </table:table-cell>
              <table:table-cell office:value-type="float" office:value="2.09108180444038">
                <text:p>2.091081804440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45">
                <text:p>9045</text:p>
              </table:table-cell>
              <table:table-cell office:value-type="float" office:value="2.18969002417432">
                <text:p>2.189690024174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730">
                <text:p>9730</text:p>
              </table:table-cell>
              <table:table-cell office:value-type="float" office:value="2.13246134849572">
                <text:p>2.132461348495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440">
                <text:p>10440</text:p>
              </table:table-cell>
              <table:table-cell office:value-type="float" office:value="2.15660254363559">
                <text:p>2.156602543635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175">
                <text:p>11175</text:p>
              </table:table-cell>
              <table:table-cell office:value-type="float" office:value="2.12960377160188">
                <text:p>2.129603771601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935">
                <text:p>11935</text:p>
              </table:table-cell>
              <table:table-cell office:value-type="float" office:value="2.13482663126568">
                <text:p>2.134826631265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20">
                <text:p>12720</text:p>
              </table:table-cell>
              <table:table-cell office:value-type="float" office:value="2.11508148411851">
                <text:p>2.115081484118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30">
                <text:p>13530</text:p>
              </table:table-cell>
              <table:table-cell office:value-type="float" office:value="2.11472698429867">
                <text:p>2.114726984298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365">
                <text:p>14365</text:p>
              </table:table-cell>
              <table:table-cell office:value-type="float" office:value="2.04591617116718">
                <text:p>2.045916171167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225">
                <text:p>15225</text:p>
              </table:table-cell>
              <table:table-cell office:value-type="float" office:value="2.03502632919993">
                <text:p>2.035026329199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6110">
                <text:p>16110</text:p>
              </table:table-cell>
              <table:table-cell office:value-type="float" office:value="2.08083739930436">
                <text:p>2.080837399304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020">
                <text:p>17020</text:p>
              </table:table-cell>
              <table:table-cell office:value-type="float" office:value="2.0197657487355">
                <text:p>2.01976574873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955">
                <text:p>17955</text:p>
              </table:table-cell>
              <table:table-cell office:value-type="float" office:value="2.08128787577409">
                <text:p>2.08128787577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15">
                <text:p>18915</text:p>
              </table:table-cell>
              <table:table-cell office:value-type="float" office:value="2.04345811838638">
                <text:p>2.04345811838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00">
                <text:p>19900</text:p>
              </table:table-cell>
              <table:table-cell office:value-type="float" office:value="2.00511603242342">
                <text:p>2.00511603242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910">
                <text:p>20910</text:p>
              </table:table-cell>
              <table:table-cell office:value-type="float" office:value="2.05032773511126">
                <text:p>2.050327735111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945">
                <text:p>21945</text:p>
              </table:table-cell>
              <table:table-cell office:value-type="float" office:value="2.02502123076286">
                <text:p>2.02502123076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005">
                <text:p>23005</text:p>
              </table:table-cell>
              <table:table-cell office:value-type="float" office:value="2.01109064059621">
                <text:p>2.01109064059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090">
                <text:p>24090</text:p>
              </table:table-cell>
              <table:table-cell office:value-type="float" office:value="2.0404457409524">
                <text:p>2.04044574095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200">
                <text:p>25200</text:p>
              </table:table-cell>
              <table:table-cell office:value-type="float" office:value="2.03831845238095">
                <text:p>2.038318452380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335">
                <text:p>26335</text:p>
              </table:table-cell>
              <table:table-cell office:value-type="float" office:value="2.00392490774311">
                <text:p>2.003924907743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7495">
                <text:p>27495</text:p>
              </table:table-cell>
              <table:table-cell office:value-type="float" office:value="2.00676735319398">
                <text:p>2.006767353193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8680">
                <text:p>28680</text:p>
              </table:table-cell>
              <table:table-cell office:value-type="float" office:value="1.98676201980591">
                <text:p>1.9867620198059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890">
                <text:p>29890</text:p>
              </table:table-cell>
              <table:table-cell office:value-type="float" office:value="1.99300440412661">
                <text:p>1.99300440412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1125">
                <text:p>31125</text:p>
              </table:table-cell>
              <table:table-cell office:value-type="float" office:value="1.98196803277367">
                <text:p>1.981968032773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85">
                <text:p>32385</text:p>
              </table:table-cell>
              <table:table-cell office:value-type="float" office:value="1.98599769748559">
                <text:p>1.985997697485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70">
                <text:p>33670</text:p>
              </table:table-cell>
              <table:table-cell office:value-type="float" office:value="1.98687465096731">
                <text:p>1.986874650967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80">
                <text:p>34980</text:p>
              </table:table-cell>
              <table:table-cell office:value-type="float" office:value="1.98417493979244">
                <text:p>1.984174939792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315">
                <text:p>36315</text:p>
              </table:table-cell>
              <table:table-cell office:value-type="float" office:value="1.99445475795996">
                <text:p>1.994454757959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675">
                <text:p>37675</text:p>
              </table:table-cell>
              <table:table-cell office:value-type="float" office:value="1.9825728110666">
                <text:p>1.98257281106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9060">
                <text:p>39060</text:p>
              </table:table-cell>
              <table:table-cell office:value-type="float" office:value="2.00918722597529">
                <text:p>2.00918722597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0470">
                <text:p>40470</text:p>
              </table:table-cell>
              <table:table-cell office:value-type="float" office:value="1.95821457034771">
                <text:p>1.958214570347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1905">
                <text:p>41905</text:p>
              </table:table-cell>
              <table:table-cell office:value-type="float" office:value="1.96773968471279">
                <text:p>1.9677396847127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365">
                <text:p>43365</text:p>
              </table:table-cell>
              <table:table-cell office:value-type="float" office:value="1.98191117793826">
                <text:p>1.981911177938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850">
                <text:p>44850</text:p>
              </table:table-cell>
              <table:table-cell office:value-type="float" office:value="1.95316980048694">
                <text:p>1.95316980048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360">
                <text:p>46360</text:p>
              </table:table-cell>
              <table:table-cell office:value-type="float" office:value="1.96038014849462">
                <text:p>1.960380148494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7895">
                <text:p>47895</text:p>
              </table:table-cell>
              <table:table-cell office:value-type="float" office:value="1.9509370383096">
                <text:p>1.95093703830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455">
                <text:p>49455</text:p>
              </table:table-cell>
              <table:table-cell office:value-type="float" office:value="1.94832592455214">
                <text:p>1.948325924552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040">
                <text:p>51040</text:p>
              </table:table-cell>
              <table:table-cell office:value-type="float" office:value="1.9620606126119">
                <text:p>1.96206061261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2650">
                <text:p>52650</text:p>
              </table:table-cell>
              <table:table-cell office:value-type="float" office:value="1.94175958167728">
                <text:p>1.941759581677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4285">
                <text:p>54285</text:p>
              </table:table-cell>
              <table:table-cell office:value-type="float" office:value="1.94680613098773">
                <text:p>1.946806130987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5945">
                <text:p>55945</text:p>
              </table:table-cell>
              <table:table-cell office:value-type="float" office:value="1.9560218199761">
                <text:p>1.95602181997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630">
                <text:p>57630</text:p>
              </table:table-cell>
              <table:table-cell office:value-type="float" office:value="1.95652051511601">
                <text:p>1.956520515116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340">
                <text:p>59340</text:p>
              </table:table-cell>
              <table:table-cell office:value-type="float" office:value="1.95980396767544">
                <text:p>1.95980396767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1075">
                <text:p>61075</text:p>
              </table:table-cell>
              <table:table-cell office:value-type="float" office:value="1.96173383516673">
                <text:p>1.9617338351667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835">
                <text:p>62835</text:p>
              </table:table-cell>
              <table:table-cell office:value-type="float" office:value="1.95481484778311">
                <text:p>1.954814847783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4620">
                <text:p>64620</text:p>
              </table:table-cell>
              <table:table-cell office:value-type="float" office:value="1.96016738955574">
                <text:p>1.960167389555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6430">
                <text:p>66430</text:p>
              </table:table-cell>
              <table:table-cell office:value-type="float" office:value="1.95748064971307">
                <text:p>1.957480649713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265">
                <text:p>68265</text:p>
              </table:table-cell>
              <table:table-cell office:value-type="float" office:value="1.95360936982987">
                <text:p>1.953609369829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0125">
                <text:p>70125</text:p>
              </table:table-cell>
              <table:table-cell office:value-type="float" office:value="1.94950575271431">
                <text:p>1.949505752714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2010">
                <text:p>72010</text:p>
              </table:table-cell>
              <table:table-cell office:value-type="float" office:value="1.96282838172212">
                <text:p>1.96282838172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3920">
                <text:p>73920</text:p>
              </table:table-cell>
              <table:table-cell office:value-type="float" office:value="1.95688046762266">
                <text:p>1.956880467622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5855">
                <text:p>75855</text:p>
              </table:table-cell>
              <table:table-cell office:value-type="float" office:value="1.95453407842964">
                <text:p>1.954534078429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815">
                <text:p>77815</text:p>
              </table:table-cell>
              <table:table-cell office:value-type="float" office:value="1.95551012407079">
                <text:p>1.955510124070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800">
                <text:p>79800</text:p>
              </table:table-cell>
              <table:table-cell office:value-type="float" office:value="1.94148592031457">
                <text:p>1.941485920314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810">
                <text:p>81810</text:p>
              </table:table-cell>
              <table:table-cell office:value-type="float" office:value="1.95169379424191">
                <text:p>1.951693794241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3845">
                <text:p>83845</text:p>
              </table:table-cell>
              <table:table-cell office:value-type="float" office:value="1.95047299556275">
                <text:p>1.950472995562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905">
                <text:p>85905</text:p>
              </table:table-cell>
              <table:table-cell office:value-type="float" office:value="1.95457177024277">
                <text:p>1.954571770242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7990">
                <text:p>87990</text:p>
              </table:table-cell>
              <table:table-cell office:value-type="float" office:value="1.96406838377435">
                <text:p>1.9640683837743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100">
                <text:p>90100</text:p>
              </table:table-cell>
              <table:table-cell office:value-type="float" office:value="1.96451531840931">
                <text:p>1.964515318409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2235">
                <text:p>92235</text:p>
              </table:table-cell>
              <table:table-cell office:value-type="float" office:value="1.95840840823765">
                <text:p>1.95840840823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395">
                <text:p>94395</text:p>
              </table:table-cell>
              <table:table-cell office:value-type="float" office:value="1.95135257447196">
                <text:p>1.951352574471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6580">
                <text:p>96580</text:p>
              </table:table-cell>
              <table:table-cell office:value-type="float" office:value="1.95861327562076">
                <text:p>1.958613275620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8790">
                <text:p>98790</text:p>
              </table:table-cell>
              <table:table-cell office:value-type="float" office:value="1.9493210185588">
                <text:p>1.9493210185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1025">
                <text:p>101025</text:p>
              </table:table-cell>
              <table:table-cell office:value-type="float" office:value="1.9461279127253">
                <text:p>1.94612791272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3285">
                <text:p>103285</text:p>
              </table:table-cell>
              <table:table-cell office:value-type="float" office:value="1.93347222165946">
                <text:p>1.933472221659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570">
                <text:p>105570</text:p>
              </table:table-cell>
              <table:table-cell office:value-type="float" office:value="1.94297870074745">
                <text:p>1.94297870074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880">
                <text:p>107880</text:p>
              </table:table-cell>
              <table:table-cell office:value-type="float" office:value="1.94606195581297">
                <text:p>1.946061955812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0215">
                <text:p>110215</text:p>
              </table:table-cell>
              <table:table-cell office:value-type="float" office:value="1.93690041958115">
                <text:p>1.936900419581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2575">
                <text:p>112575</text:p>
              </table:table-cell>
              <table:table-cell office:value-type="float" office:value="1.93819216631013">
                <text:p>1.93819216631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4960">
                <text:p>114960</text:p>
              </table:table-cell>
              <table:table-cell office:value-type="float" office:value="1.95180896178102">
                <text:p>1.95180896178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7370">
                <text:p>117370</text:p>
              </table:table-cell>
              <table:table-cell office:value-type="float" office:value="1.93315692339758">
                <text:p>1.93315692339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9805">
                <text:p>119805</text:p>
              </table:table-cell>
              <table:table-cell office:value-type="float" office:value="1.93444886454463">
                <text:p>1.934448864544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265">
                <text:p>122265</text:p>
              </table:table-cell>
              <table:table-cell office:value-type="float" office:value="1.9478993908996">
                <text:p>1.9478993908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4750">
                <text:p>124750</text:p>
              </table:table-cell>
              <table:table-cell office:value-type="float" office:value="1.9527793061072">
                <text:p>1.95277930610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7260">
                <text:p>127260</text:p>
              </table:table-cell>
              <table:table-cell office:value-type="float" office:value="1.95073078736445">
                <text:p>1.95073078736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15cm" svg:y="3.703cm" style:legend-expansion="high" chart:style-name="ch2"/>
        <chart:plot-area chart:style-name="ch3" table:cell-range-address="Sheet1.H1:Sheet1.I101 Sheet1.K1:Sheet1.K101" chart:data-source-has-labels="row" svg:x="0.742cm" svg:y="0.776cm" svg:width="11.605cm" svg:height="7.544cm">
          <chartooo:coordinate-region svg:x="2.475cm" svg:y="0.976cm" svg:width="9.872cm" svg:height="6.55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101" chart:label-cell-address="Sheet1.H1:Sheet1.H1" chart:class="chart:line">
            <chart:data-point chart:repeated="100"/>
          </chart:series>
          <chart:series chart:style-name="ch7" chart:values-cell-range-address="Sheet1.I2:Sheet1.I101" chart:label-cell-address="Sheet1.I1:Sheet1.I1" chart:class="chart:line">
            <chart:data-point chart:repeated="100"/>
          </chart:series>
          <chart:series chart:style-name="ch8" chart:values-cell-range-address="Sheet1.K2:Sheet1.K101" chart:label-cell-address="Sheet1.K1:Sheet1.K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*sqrt(m)</text:p>
                <draw:g>
                  <svg:desc>Sheet1.H1:Sheet1.H1</svg:desc>
                </draw:g>
              </table:table-cell>
              <table:table-cell office:value-type="string">
                <text:p>1/2*deg</text:p>
                <draw:g>
                  <svg:desc>Sheet1.I1:Sheet1.I1</svg:desc>
                </draw:g>
              </table:table-cell>
              <table:table-cell office:value-type="string">
                <text:p>Time * 1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">
                <text:p>301</text:p>
                <draw:g>
                  <svg:desc>Sheet1.H2:Sheet1.H101</svg:desc>
                </draw:g>
              </table:table-cell>
              <table:table-cell office:value-type="float" office:value="202">
                <text:p>202</text:p>
                <draw:g>
                  <svg:desc>Sheet1.I2:Sheet1.I101</svg:desc>
                </draw:g>
              </table:table-cell>
              <table:table-cell office:value-type="float" office:value="755">
                <text:p>755</text:p>
                <draw:g>
                  <svg:desc>Sheet1.K2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75">
                <text:p>1075</text:p>
              </table:table-cell>
              <table:table-cell office:value-type="float" office:value="735">
                <text:p>73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18">
                <text:p>2618</text:p>
              </table:table-cell>
              <table:table-cell office:value-type="float" office:value="1805">
                <text:p>1805</text:p>
              </table:table-cell>
              <table:table-cell office:value-type="float" office:value="1909">
                <text:p>1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96">
                <text:p>5196</text:p>
              </table:table-cell>
              <table:table-cell office:value-type="float" office:value="3600">
                <text:p>360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72">
                <text:p>9072</text:p>
              </table:table-cell>
              <table:table-cell office:value-type="float" office:value="6307">
                <text:p>6307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13">
                <text:p>14513</text:p>
              </table:table-cell>
              <table:table-cell office:value-type="float" office:value="10115">
                <text:p>10115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84">
                <text:p>21784</text:p>
              </table:table-cell>
              <table:table-cell office:value-type="float" office:value="15210">
                <text:p>15210</text:p>
              </table:table-cell>
              <table:table-cell office:value-type="float" office:value="8676">
                <text:p>86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149">
                <text:p>31149</text:p>
              </table:table-cell>
              <table:table-cell office:value-type="float" office:value="21780">
                <text:p>21780</text:p>
              </table:table-cell>
              <table:table-cell office:value-type="float" office:value="13035">
                <text:p>130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875">
                <text:p>42875</text:p>
              </table:table-cell>
              <table:table-cell office:value-type="float" office:value="30012">
                <text:p>30012</text:p>
              </table:table-cell>
              <table:table-cell office:value-type="float" office:value="15930">
                <text:p>1593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7225">
                <text:p>57225</text:p>
              </table:table-cell>
              <table:table-cell office:value-type="float" office:value="40095">
                <text:p>40095</text:p>
              </table:table-cell>
              <table:table-cell office:value-type="float" office:value="18813">
                <text:p>188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466">
                <text:p>74466</text:p>
              </table:table-cell>
              <table:table-cell office:value-type="float" office:value="52215">
                <text:p>52215</text:p>
              </table:table-cell>
              <table:table-cell office:value-type="float" office:value="28232">
                <text:p>282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862">
                <text:p>94862</text:p>
              </table:table-cell>
              <table:table-cell office:value-type="float" office:value="66560">
                <text:p>66560</text:p>
              </table:table-cell>
              <table:table-cell office:value-type="float" office:value="34580">
                <text:p>345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8679">
                <text:p>118679</text:p>
              </table:table-cell>
              <table:table-cell office:value-type="float" office:value="83317">
                <text:p>83317</text:p>
              </table:table-cell>
              <table:table-cell office:value-type="float" office:value="44097">
                <text:p>44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182">
                <text:p>146182</text:p>
              </table:table-cell>
              <table:table-cell office:value-type="float" office:value="102675">
                <text:p>102675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635">
                <text:p>177635</text:p>
              </table:table-cell>
              <table:table-cell office:value-type="float" office:value="124820">
                <text:p>124820</text:p>
              </table:table-cell>
              <table:table-cell office:value-type="float" office:value="57893">
                <text:p>57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3305">
                <text:p>213305</text:p>
              </table:table-cell>
              <table:table-cell office:value-type="float" office:value="149940">
                <text:p>149940</text:p>
              </table:table-cell>
              <table:table-cell office:value-type="float" office:value="73012">
                <text:p>730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3456">
                <text:p>253456</text:p>
              </table:table-cell>
              <table:table-cell office:value-type="float" office:value="178222">
                <text:p>178222</text:p>
              </table:table-cell>
              <table:table-cell office:value-type="float" office:value="84047">
                <text:p>84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354">
                <text:p>298354</text:p>
              </table:table-cell>
              <table:table-cell office:value-type="float" office:value="209855">
                <text:p>209855</text:p>
              </table:table-cell>
              <table:table-cell office:value-type="float" office:value="95681">
                <text:p>956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8263">
                <text:p>348263</text:p>
              </table:table-cell>
              <table:table-cell office:value-type="float" office:value="245025">
                <text:p>245025</text:p>
              </table:table-cell>
              <table:table-cell office:value-type="float" office:value="114111">
                <text:p>1141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3449">
                <text:p>403449</text:p>
              </table:table-cell>
              <table:table-cell office:value-type="float" office:value="283920">
                <text:p>283920</text:p>
              </table:table-cell>
              <table:table-cell office:value-type="float" office:value="129305">
                <text:p>129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64177">
                <text:p>464177</text:p>
              </table:table-cell>
              <table:table-cell office:value-type="float" office:value="326727">
                <text:p>326727</text:p>
              </table:table-cell>
              <table:table-cell office:value-type="float" office:value="145645">
                <text:p>1456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30712">
                <text:p>530712</text:p>
              </table:table-cell>
              <table:table-cell office:value-type="float" office:value="373635">
                <text:p>373635</text:p>
              </table:table-cell>
              <table:table-cell office:value-type="float" office:value="165785">
                <text:p>1657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3319">
                <text:p>603319</text:p>
              </table:table-cell>
              <table:table-cell office:value-type="float" office:value="424830">
                <text:p>424830</text:p>
              </table:table-cell>
              <table:table-cell office:value-type="float" office:value="182738">
                <text:p>182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2264">
                <text:p>682264</text:p>
              </table:table-cell>
              <table:table-cell office:value-type="float" office:value="480500">
                <text:p>480500</text:p>
              </table:table-cell>
              <table:table-cell office:value-type="float" office:value="208068">
                <text:p>2080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7811">
                <text:p>767811</text:p>
              </table:table-cell>
              <table:table-cell office:value-type="float" office:value="540832">
                <text:p>540832</text:p>
              </table:table-cell>
              <table:table-cell office:value-type="float" office:value="226185">
                <text:p>2261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60226">
                <text:p>860226</text:p>
              </table:table-cell>
              <table:table-cell office:value-type="float" office:value="606015">
                <text:p>606015</text:p>
              </table:table-cell>
              <table:table-cell office:value-type="float" office:value="265397">
                <text:p>2653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9774">
                <text:p>959774</text:p>
              </table:table-cell>
              <table:table-cell office:value-type="float" office:value="676235">
                <text:p>676235</text:p>
              </table:table-cell>
              <table:table-cell office:value-type="float" office:value="288409">
                <text:p>2884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66720">
                <text:p>1066720</text:p>
              </table:table-cell>
              <table:table-cell office:value-type="float" office:value="751680">
                <text:p>751680</text:p>
              </table:table-cell>
              <table:table-cell office:value-type="float" office:value="324215">
                <text:p>324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1330">
                <text:p>1181330</text:p>
              </table:table-cell>
              <table:table-cell office:value-type="float" office:value="832537">
                <text:p>832537</text:p>
              </table:table-cell>
              <table:table-cell office:value-type="float" office:value="354595">
                <text:p>3545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3868">
                <text:p>1303868</text:p>
              </table:table-cell>
              <table:table-cell office:value-type="float" office:value="918995">
                <text:p>918995</text:p>
              </table:table-cell>
              <table:table-cell office:value-type="float" office:value="392379">
                <text:p>3923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4599">
                <text:p>1434599</text:p>
              </table:table-cell>
              <table:table-cell office:value-type="float" office:value="1011240">
                <text:p>1011240</text:p>
              </table:table-cell>
              <table:table-cell office:value-type="float" office:value="427771">
                <text:p>4277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3789">
                <text:p>1573789</text:p>
              </table:table-cell>
              <table:table-cell office:value-type="float" office:value="1109460">
                <text:p>1109460</text:p>
              </table:table-cell>
              <table:table-cell office:value-type="float" office:value="469241">
                <text:p>4692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21703">
                <text:p>1721703</text:p>
              </table:table-cell>
              <table:table-cell office:value-type="float" office:value="1213842">
                <text:p>1213842</text:p>
              </table:table-cell>
              <table:table-cell office:value-type="float" office:value="496684">
                <text:p>496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78607">
                <text:p>1878607</text:p>
              </table:table-cell>
              <table:table-cell office:value-type="float" office:value="1324575">
                <text:p>1324575</text:p>
              </table:table-cell>
              <table:table-cell office:value-type="float" office:value="539109">
                <text:p>5391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44764">
                <text:p>2044764</text:p>
              </table:table-cell>
              <table:table-cell office:value-type="float" office:value="1441845">
                <text:p>1441845</text:p>
              </table:table-cell>
              <table:table-cell office:value-type="float" office:value="600049">
                <text:p>6000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220441">
                <text:p>2220441</text:p>
              </table:table-cell>
              <table:table-cell office:value-type="float" office:value="1565840">
                <text:p>1565840</text:p>
              </table:table-cell>
              <table:table-cell office:value-type="float" office:value="632526">
                <text:p>6325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05903">
                <text:p>2405903</text:p>
              </table:table-cell>
              <table:table-cell office:value-type="float" office:value="1696747">
                <text:p>1696747</text:p>
              </table:table-cell>
              <table:table-cell office:value-type="float" office:value="706284">
                <text:p>706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01414">
                <text:p>2601414</text:p>
              </table:table-cell>
              <table:table-cell office:value-type="float" office:value="1834755">
                <text:p>1834755</text:p>
              </table:table-cell>
              <table:table-cell office:value-type="float" office:value="749849">
                <text:p>7498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07240">
                <text:p>2807240</text:p>
              </table:table-cell>
              <table:table-cell office:value-type="float" office:value="1980050">
                <text:p>1980050</text:p>
              </table:table-cell>
              <table:table-cell office:value-type="float" office:value="794046">
                <text:p>794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23646">
                <text:p>3023646</text:p>
              </table:table-cell>
              <table:table-cell office:value-type="float" office:value="2132820">
                <text:p>2132820</text:p>
              </table:table-cell>
              <table:table-cell office:value-type="float" office:value="874596">
                <text:p>8745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50898">
                <text:p>3250898</text:p>
              </table:table-cell>
              <table:table-cell office:value-type="float" office:value="2293252">
                <text:p>2293252</text:p>
              </table:table-cell>
              <table:table-cell office:value-type="float" office:value="928777">
                <text:p>9287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89260">
                <text:p>3489260</text:p>
              </table:table-cell>
              <table:table-cell office:value-type="float" office:value="2461535">
                <text:p>2461535</text:p>
              </table:table-cell>
              <table:table-cell office:value-type="float" office:value="990074">
                <text:p>9900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38997">
                <text:p>3738997</text:p>
              </table:table-cell>
              <table:table-cell office:value-type="float" office:value="2637855">
                <text:p>2637855</text:p>
              </table:table-cell>
              <table:table-cell office:value-type="float" office:value="1076480">
                <text:p>1076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000375">
                <text:p>4000375</text:p>
              </table:table-cell>
              <table:table-cell office:value-type="float" office:value="2822400">
                <text:p>2822400</text:p>
              </table:table-cell>
              <table:table-cell office:value-type="float" office:value="1150590">
                <text:p>11505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73660">
                <text:p>4273660</text:p>
              </table:table-cell>
              <table:table-cell office:value-type="float" office:value="3015357">
                <text:p>3015357</text:p>
              </table:table-cell>
              <table:table-cell office:value-type="float" office:value="1208510">
                <text:p>12085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59115">
                <text:p>4559115</text:p>
              </table:table-cell>
              <table:table-cell office:value-type="float" office:value="3216915">
                <text:p>3216915</text:p>
              </table:table-cell>
              <table:table-cell office:value-type="float" office:value="1291120">
                <text:p>12911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57006">
                <text:p>4857006</text:p>
              </table:table-cell>
              <table:table-cell office:value-type="float" office:value="3427260">
                <text:p>3427260</text:p>
              </table:table-cell>
              <table:table-cell office:value-type="float" office:value="1361830">
                <text:p>13618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67599">
                <text:p>5167599</text:p>
              </table:table-cell>
              <table:table-cell office:value-type="float" office:value="3646580">
                <text:p>3646580</text:p>
              </table:table-cell>
              <table:table-cell office:value-type="float" office:value="1453530">
                <text:p>14535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91159">
                <text:p>5491159</text:p>
              </table:table-cell>
              <table:table-cell office:value-type="float" office:value="3875062">
                <text:p>3875062</text:p>
              </table:table-cell>
              <table:table-cell office:value-type="float" office:value="1536050">
                <text:p>15360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27950">
                <text:p>5827950</text:p>
              </table:table-cell>
              <table:table-cell office:value-type="float" office:value="4112895">
                <text:p>4112895</text:p>
              </table:table-cell>
              <table:table-cell office:value-type="float" office:value="1633640">
                <text:p>16336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8238">
                <text:p>6178238</text:p>
              </table:table-cell>
              <table:table-cell office:value-type="float" office:value="4360265">
                <text:p>4360265</text:p>
              </table:table-cell>
              <table:table-cell office:value-type="float" office:value="1732660">
                <text:p>17326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542288">
                <text:p>6542288</text:p>
              </table:table-cell>
              <table:table-cell office:value-type="float" office:value="4617360">
                <text:p>4617360</text:p>
              </table:table-cell>
              <table:table-cell office:value-type="float" office:value="1832330">
                <text:p>18323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20366">
                <text:p>6920366</text:p>
              </table:table-cell>
              <table:table-cell office:value-type="float" office:value="4884367">
                <text:p>4884367</text:p>
              </table:table-cell>
              <table:table-cell office:value-type="float" office:value="1948330">
                <text:p>194833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312735">
                <text:p>7312735</text:p>
              </table:table-cell>
              <table:table-cell office:value-type="float" office:value="5161475">
                <text:p>5161475</text:p>
              </table:table-cell>
              <table:table-cell office:value-type="float" office:value="2046600">
                <text:p>20466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719663">
                <text:p>7719663</text:p>
              </table:table-cell>
              <table:table-cell office:value-type="float" office:value="5448870">
                <text:p>5448870</text:p>
              </table:table-cell>
              <table:table-cell office:value-type="float" office:value="2189560">
                <text:p>21895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141413">
                <text:p>8141413</text:p>
              </table:table-cell>
              <table:table-cell office:value-type="float" office:value="5746740">
                <text:p>5746740</text:p>
              </table:table-cell>
              <table:table-cell office:value-type="float" office:value="2250670">
                <text:p>225067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78251">
                <text:p>8578251</text:p>
              </table:table-cell>
              <table:table-cell office:value-type="float" office:value="6055272">
                <text:p>6055272</text:p>
              </table:table-cell>
              <table:table-cell office:value-type="float" office:value="2383040">
                <text:p>238304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030442">
                <text:p>9030442</text:p>
              </table:table-cell>
              <table:table-cell office:value-type="float" office:value="6374655">
                <text:p>6374655</text:p>
              </table:table-cell>
              <table:table-cell office:value-type="float" office:value="2526800">
                <text:p>25268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498251">
                <text:p>9498251</text:p>
              </table:table-cell>
              <table:table-cell office:value-type="float" office:value="6705075">
                <text:p>6705075</text:p>
              </table:table-cell>
              <table:table-cell office:value-type="float" office:value="2619230">
                <text:p>261923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81944">
                <text:p>9981944</text:p>
              </table:table-cell>
              <table:table-cell office:value-type="float" office:value="7046720">
                <text:p>7046720</text:p>
              </table:table-cell>
              <table:table-cell office:value-type="float" office:value="2762850">
                <text:p>27628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481785">
                <text:p>10481785</text:p>
              </table:table-cell>
              <table:table-cell office:value-type="float" office:value="7399777">
                <text:p>7399777</text:p>
              </table:table-cell>
              <table:table-cell office:value-type="float" office:value="2887300">
                <text:p>28873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998040">
                <text:p>10998040</text:p>
              </table:table-cell>
              <table:table-cell office:value-type="float" office:value="7764435">
                <text:p>7764435</text:p>
              </table:table-cell>
              <table:table-cell office:value-type="float" office:value="3025530">
                <text:p>30255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530974">
                <text:p>11530974</text:p>
              </table:table-cell>
              <table:table-cell office:value-type="float" office:value="8140880">
                <text:p>8140880</text:p>
              </table:table-cell>
              <table:table-cell office:value-type="float" office:value="3194580">
                <text:p>31945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080851">
                <text:p>12080851</text:p>
              </table:table-cell>
              <table:table-cell office:value-type="float" office:value="8529300">
                <text:p>8529300</text:p>
              </table:table-cell>
              <table:table-cell office:value-type="float" office:value="3312370">
                <text:p>331237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647939">
                <text:p>12647939</text:p>
              </table:table-cell>
              <table:table-cell office:value-type="float" office:value="8929882">
                <text:p>8929882</text:p>
              </table:table-cell>
              <table:table-cell office:value-type="float" office:value="3476950">
                <text:p>347695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32500">
                <text:p>13232500</text:p>
              </table:table-cell>
              <table:table-cell office:value-type="float" office:value="9342815">
                <text:p>9342815</text:p>
              </table:table-cell>
              <table:table-cell office:value-type="float" office:value="3654950">
                <text:p>36549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34801">
                <text:p>13834801</text:p>
              </table:table-cell>
              <table:table-cell office:value-type="float" office:value="9768285">
                <text:p>9768285</text:p>
              </table:table-cell>
              <table:table-cell office:value-type="float" office:value="3822370">
                <text:p>382237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55107">
                <text:p>14455107</text:p>
              </table:table-cell>
              <table:table-cell office:value-type="float" office:value="10206480">
                <text:p>10206480</text:p>
              </table:table-cell>
              <table:table-cell office:value-type="float" office:value="4000540">
                <text:p>40005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093682">
                <text:p>15093682</text:p>
              </table:table-cell>
              <table:table-cell office:value-type="float" office:value="10657587">
                <text:p>10657587</text:p>
              </table:table-cell>
              <table:table-cell office:value-type="float" office:value="4181470">
                <text:p>418147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750793">
                <text:p>15750793</text:p>
              </table:table-cell>
              <table:table-cell office:value-type="float" office:value="11121795">
                <text:p>11121795</text:p>
              </table:table-cell>
              <table:table-cell office:value-type="float" office:value="4348210">
                <text:p>434821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26703">
                <text:p>16426703</text:p>
              </table:table-cell>
              <table:table-cell office:value-type="float" office:value="11599290">
                <text:p>11599290</text:p>
              </table:table-cell>
              <table:table-cell office:value-type="float" office:value="4547310">
                <text:p>45473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21680">
                <text:p>17121680</text:p>
              </table:table-cell>
              <table:table-cell office:value-type="float" office:value="12090260">
                <text:p>12090260</text:p>
              </table:table-cell>
              <table:table-cell office:value-type="float" office:value="4733290">
                <text:p>473329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835986">
                <text:p>17835986</text:p>
              </table:table-cell>
              <table:table-cell office:value-type="float" office:value="12594892">
                <text:p>12594892</text:p>
              </table:table-cell>
              <table:table-cell office:value-type="float" office:value="4921100">
                <text:p>49211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569889">
                <text:p>18569889</text:p>
              </table:table-cell>
              <table:table-cell office:value-type="float" office:value="13113375">
                <text:p>13113375</text:p>
              </table:table-cell>
              <table:table-cell office:value-type="float" office:value="5112920">
                <text:p>51129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323652">
                <text:p>19323652</text:p>
              </table:table-cell>
              <table:table-cell office:value-type="float" office:value="13645895">
                <text:p>13645895</text:p>
              </table:table-cell>
              <table:table-cell office:value-type="float" office:value="5356910">
                <text:p>53569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97541">
                <text:p>20097541</text:p>
              </table:table-cell>
              <table:table-cell office:value-type="float" office:value="14192640">
                <text:p>14192640</text:p>
              </table:table-cell>
              <table:table-cell office:value-type="float" office:value="5554660">
                <text:p>555466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91822">
                <text:p>20891822</text:p>
              </table:table-cell>
              <table:table-cell office:value-type="float" office:value="14753797">
                <text:p>14753797</text:p>
              </table:table-cell>
              <table:table-cell office:value-type="float" office:value="5767360">
                <text:p>57673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706758">
                <text:p>21706758</text:p>
              </table:table-cell>
              <table:table-cell office:value-type="float" office:value="15329555">
                <text:p>15329555</text:p>
              </table:table-cell>
              <table:table-cell office:value-type="float" office:value="5995420">
                <text:p>59954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542617">
                <text:p>22542617</text:p>
              </table:table-cell>
              <table:table-cell office:value-type="float" office:value="15920100">
                <text:p>15920100</text:p>
              </table:table-cell>
              <table:table-cell office:value-type="float" office:value="6181730">
                <text:p>61817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399662">
                <text:p>23399662</text:p>
              </table:table-cell>
              <table:table-cell office:value-type="float" office:value="16525620">
                <text:p>16525620</text:p>
              </table:table-cell>
              <table:table-cell office:value-type="float" office:value="6450590">
                <text:p>645059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278159">
                <text:p>24278159</text:p>
              </table:table-cell>
              <table:table-cell office:value-type="float" office:value="17146302">
                <text:p>17146302</text:p>
              </table:table-cell>
              <table:table-cell office:value-type="float" office:value="6688680">
                <text:p>66886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178373">
                <text:p>25178373</text:p>
              </table:table-cell>
              <table:table-cell office:value-type="float" office:value="17782335">
                <text:p>17782335</text:p>
              </table:table-cell>
              <table:table-cell office:value-type="float" office:value="6951370">
                <text:p>695137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100569">
                <text:p>26100569</text:p>
              </table:table-cell>
              <table:table-cell office:value-type="float" office:value="18433905">
                <text:p>18433905</text:p>
              </table:table-cell>
              <table:table-cell office:value-type="float" office:value="7241090">
                <text:p>72410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7045012">
                <text:p>27045012</text:p>
              </table:table-cell>
              <table:table-cell office:value-type="float" office:value="19101200">
                <text:p>19101200</text:p>
              </table:table-cell>
              <table:table-cell office:value-type="float" office:value="7504920">
                <text:p>75049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11968">
                <text:p>28011968</text:p>
              </table:table-cell>
              <table:table-cell office:value-type="float" office:value="19784407">
                <text:p>19784407</text:p>
              </table:table-cell>
              <table:table-cell office:value-type="float" office:value="7749190">
                <text:p>774919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001702">
                <text:p>29001702</text:p>
              </table:table-cell>
              <table:table-cell office:value-type="float" office:value="20483715">
                <text:p>20483715</text:p>
              </table:table-cell>
              <table:table-cell office:value-type="float" office:value="7994190">
                <text:p>799419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0014478">
                <text:p>30014478</text:p>
              </table:table-cell>
              <table:table-cell office:value-type="float" office:value="21199310">
                <text:p>21199310</text:p>
              </table:table-cell>
              <table:table-cell office:value-type="float" office:value="8304250">
                <text:p>83042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050562">
                <text:p>31050562</text:p>
              </table:table-cell>
              <table:table-cell office:value-type="float" office:value="21931380">
                <text:p>21931380</text:p>
              </table:table-cell>
              <table:table-cell office:value-type="float" office:value="8550260">
                <text:p>855026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2110220">
                <text:p>32110220</text:p>
              </table:table-cell>
              <table:table-cell office:value-type="float" office:value="22680112">
                <text:p>22680112</text:p>
              </table:table-cell>
              <table:table-cell office:value-type="float" office:value="8827680">
                <text:p>88276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193716">
                <text:p>33193716</text:p>
              </table:table-cell>
              <table:table-cell office:value-type="float" office:value="23445695">
                <text:p>23445695</text:p>
              </table:table-cell>
              <table:table-cell office:value-type="float" office:value="9066320">
                <text:p>906632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301315">
                <text:p>34301315</text:p>
              </table:table-cell>
              <table:table-cell office:value-type="float" office:value="24228315">
                <text:p>24228315</text:p>
              </table:table-cell>
              <table:table-cell office:value-type="float" office:value="9415020">
                <text:p>94150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433284">
                <text:p>35433284</text:p>
              </table:table-cell>
              <table:table-cell office:value-type="float" office:value="25028160">
                <text:p>25028160</text:p>
              </table:table-cell>
              <table:table-cell office:value-type="float" office:value="9741270">
                <text:p>974127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589886">
                <text:p>36589886</text:p>
              </table:table-cell>
              <table:table-cell office:value-type="float" office:value="25845417">
                <text:p>25845417</text:p>
              </table:table-cell>
              <table:table-cell office:value-type="float" office:value="10012000">
                <text:p>10012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771387">
                <text:p>37771387</text:p>
              </table:table-cell>
              <table:table-cell office:value-type="float" office:value="26680275">
                <text:p>26680275</text:p>
              </table:table-cell>
              <table:table-cell office:value-type="float" office:value="10342300">
                <text:p>103423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8978052">
                <text:p>38978052</text:p>
              </table:table-cell>
              <table:table-cell office:value-type="float" office:value="27532920">
                <text:p>27532920</text:p>
              </table:table-cell>
              <table:table-cell office:value-type="float" office:value="10747800">
                <text:p>107478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0210146">
                <text:p>40210146</text:p>
              </table:table-cell>
              <table:table-cell office:value-type="float" office:value="28403540">
                <text:p>28403540</text:p>
              </table:table-cell>
              <table:table-cell office:value-type="float" office:value="10981700">
                <text:p>109817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1467935">
                <text:p>41467935</text:p>
              </table:table-cell>
              <table:table-cell office:value-type="float" office:value="29292322">
                <text:p>29292322</text:p>
              </table:table-cell>
              <table:table-cell office:value-type="float" office:value="11332900">
                <text:p>113329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2751684">
                <text:p>42751684</text:p>
              </table:table-cell>
              <table:table-cell office:value-type="float" office:value="30199455">
                <text:p>30199455</text:p>
              </table:table-cell>
              <table:table-cell office:value-type="float" office:value="11765100">
                <text:p>117651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061657">
                <text:p>44061657</text:p>
              </table:table-cell>
              <table:table-cell office:value-type="float" office:value="31125125">
                <text:p>31125125</text:p>
              </table:table-cell>
              <table:table-cell office:value-type="float" office:value="12156100">
                <text:p>121561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398121">
                <text:p>45398121</text:p>
              </table:table-cell>
              <table:table-cell office:value-type="float" office:value="32069520">
                <text:p>32069520</text:p>
              </table:table-cell>
              <table:table-cell office:value-type="float" office:value="12511800">
                <text:p>125118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